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MethodTable" style:family="table">
      <style:table-properties style:width="14.938cm" fo:margin-left="1.307cm" fo:margin-right="1.344cm" table:align="margins"/>
    </style:style>
    <style:style style:name="MethodTable.A" style:family="table-column">
      <style:table-column-properties style:column-width="4.26cm" style:rel-column-width="18687*"/>
    </style:style>
    <style:style style:name="MethodTable.B" style:family="table-column">
      <style:table-column-properties style:column-width="10.679cm" style:rel-column-width="46848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97cm" fo:border-left="0.002cm solid #0000ff" fo:border-right="none" fo:border-top="0.002cm solid #0000ff" fo:border-bottom="0.002cm solid #0000ff"/>
    </style:style>
    <style:style style:name="MethodTable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MethodTable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MethodTable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3" style:family="table">
      <style:table-properties style:width="14.94cm" table:align="center"/>
    </style:style>
    <style:style style:name="Table3.A" style:family="table-column">
      <style:table-column-properties style:column-width="4.731cm"/>
    </style:style>
    <style:style style:name="Table3.B" style:family="table-column">
      <style:table-column-properties style:column-width="10.209cm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5" style:family="table">
      <style:table-properties style:width="14.938cm" fo:margin-left="1.307cm" fo:margin-right="1.344cm" table:align="margins"/>
    </style:style>
    <style:style style:name="Table5.A" style:family="table-column">
      <style:table-column-properties style:column-width="4.26cm" style:rel-column-width="18687*"/>
    </style:style>
    <style:style style:name="Table5.B" style:family="table-column">
      <style:table-column-properties style:column-width="10.679cm" style:rel-column-width="46848*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5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5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5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6" style:family="table">
      <style:table-properties style:width="14.94cm" table:align="center"/>
    </style:style>
    <style:style style:name="Table6.A" style:family="table-column">
      <style:table-column-properties style:column-width="4.731cm"/>
    </style:style>
    <style:style style:name="Table6.B" style:family="table-column">
      <style:table-column-properties style:column-width="10.209cm"/>
    </style:style>
    <style:style style:name="Table6.1" style:family="table-row">
      <style:table-row-properties fo:background-color="#0000ff">
        <style:background-image/>
      </style:table-row-properties>
    </style:style>
    <style:style style:name="Table6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6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6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6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" style:family="table">
      <style:table-properties style:width="14.94cm" table:align="center"/>
    </style:style>
    <style:style style:name="Table1.A" style:family="table-column">
      <style:table-column-properties style:column-width="4.731cm"/>
    </style:style>
    <style:style style:name="Table1.B" style:family="table-column">
      <style:table-column-properties style:column-width="10.209cm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" style:family="table">
      <style:table-properties style:width="14.94cm" table:align="center"/>
    </style:style>
    <style:style style:name="Table2.A" style:family="table-column">
      <style:table-column-properties style:column-width="4.731cm"/>
    </style:style>
    <style:style style:name="Table2.B" style:family="table-column">
      <style:table-column-properties style:column-width="10.209cm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4" style:family="table">
      <style:table-properties style:width="14.94cm" table:align="center"/>
    </style:style>
    <style:style style:name="Table4.A" style:family="table-column">
      <style:table-column-properties style:column-width="4.731cm"/>
    </style:style>
    <style:style style:name="Table4.B" style:family="table-column">
      <style:table-column-properties style:column-width="10.209cm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7" style:family="table">
      <style:table-properties style:width="15.233cm" fo:margin-left="1.325cm" fo:margin-right="1.032cm" table:align="margins"/>
    </style:style>
    <style:style style:name="Table7.A" style:family="table-column">
      <style:table-column-properties style:column-width="4.731cm" style:rel-column-width="20352*"/>
    </style:style>
    <style:style style:name="Table7.B" style:family="table-column">
      <style:table-column-properties style:column-width="10.502cm" style:rel-column-width="45183*"/>
    </style:style>
    <style:style style:name="Table7.1" style:family="table-row">
      <style:table-row-properties fo:background-color="#0000ff">
        <style:background-image/>
      </style:table-row-properties>
    </style:style>
    <style:style style:name="Table7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7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7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7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8" style:family="table">
      <style:table-properties style:width="14.94cm" table:align="center"/>
    </style:style>
    <style:style style:name="Table8.A" style:family="table-column">
      <style:table-column-properties style:column-width="4.731cm"/>
    </style:style>
    <style:style style:name="Table8.B" style:family="table-column">
      <style:table-column-properties style:column-width="10.209cm"/>
    </style:style>
    <style:style style:name="Table8.1" style:family="table-row">
      <style:table-row-properties fo:background-color="#0000ff">
        <style:background-image/>
      </style:table-row-properties>
    </style:style>
    <style:style style:name="Table8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8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8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8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9" style:family="table">
      <style:table-properties style:width="14.94cm" table:align="center"/>
    </style:style>
    <style:style style:name="Table9.A" style:family="table-column">
      <style:table-column-properties style:column-width="4.731cm"/>
    </style:style>
    <style:style style:name="Table9.B" style:family="table-column">
      <style:table-column-properties style:column-width="10.209cm"/>
    </style:style>
    <style:style style:name="Table9.1" style:family="table-row">
      <style:table-row-properties fo:background-color="#0000ff">
        <style:background-image/>
      </style:table-row-properties>
    </style:style>
    <style:style style:name="Table9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9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9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9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0" style:family="table">
      <style:table-properties style:width="14.94cm" table:align="center"/>
    </style:style>
    <style:style style:name="Table10.A" style:family="table-column">
      <style:table-column-properties style:column-width="4.731cm"/>
    </style:style>
    <style:style style:name="Table10.B" style:family="table-column">
      <style:table-column-properties style:column-width="10.209cm"/>
    </style:style>
    <style:style style:name="Table10.1" style:family="table-row">
      <style:table-row-properties fo:background-color="#0000ff">
        <style:background-image/>
      </style:table-row-properties>
    </style:style>
    <style:style style:name="Table10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0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0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0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1" style:family="table">
      <style:table-properties style:width="14.94cm" table:align="center"/>
    </style:style>
    <style:style style:name="Table11.A" style:family="table-column">
      <style:table-column-properties style:column-width="4.731cm"/>
    </style:style>
    <style:style style:name="Table11.B" style:family="table-column">
      <style:table-column-properties style:column-width="10.209cm"/>
    </style:style>
    <style:style style:name="Table11.1" style:family="table-row">
      <style:table-row-properties fo:background-color="#0000ff">
        <style:background-image/>
      </style:table-row-properties>
    </style:style>
    <style:style style:name="Table1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2" style:family="table">
      <style:table-properties style:width="14.94cm" table:align="center"/>
    </style:style>
    <style:style style:name="Table12.A" style:family="table-column">
      <style:table-column-properties style:column-width="4.731cm"/>
    </style:style>
    <style:style style:name="Table12.B" style:family="table-column">
      <style:table-column-properties style:column-width="10.209cm"/>
    </style:style>
    <style:style style:name="Table12.1" style:family="table-row">
      <style:table-row-properties fo:background-color="#0000ff">
        <style:background-image/>
      </style:table-row-properties>
    </style:style>
    <style:style style:name="Table1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3" style:family="table">
      <style:table-properties style:width="14.94cm" table:align="center"/>
    </style:style>
    <style:style style:name="Table13.A" style:family="table-column">
      <style:table-column-properties style:column-width="4.731cm"/>
    </style:style>
    <style:style style:name="Table13.B" style:family="table-column">
      <style:table-column-properties style:column-width="10.209cm"/>
    </style:style>
    <style:style style:name="Table13.1" style:family="table-row">
      <style:table-row-properties fo:background-color="#0000ff">
        <style:background-image/>
      </style:table-row-properties>
    </style:style>
    <style:style style:name="Table1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Code_20_Listing">
      <style:text-properties fo:color="#000080"/>
    </style:style>
    <style:style style:name="P3" style:family="paragraph" style:parent-style-name="Code_20_Listing">
      <style:text-properties fo:color="#000080" style:text-underline-style="none"/>
    </style:style>
    <style:style style:name="P4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5" style:family="paragraph" style:parent-style-name="Table_20_Contents">
      <style:text-properties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6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7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8" style:family="paragraph" style:parent-style-name="Method_20_Code_20_Listing">
      <style:paragraph-properties fo:break-before="page"/>
      <style:text-properties fo:color="#000080" style:text-underline-style="none"/>
    </style:style>
    <style:style style:name="P9" style:family="paragraph" style:parent-style-name="Code_20_Listing">
      <style:paragraph-properties fo:break-before="page"/>
      <style:text-properties fo:color="#000080" style:text-underline-style="none"/>
    </style:style>
    <style:style style:name="P10" style:family="paragraph" style:parent-style-name="Method_20_Body">
      <style:paragraph-properties fo:margin-left="0cm" fo:margin-right="0cm" fo:text-indent="0cm" style:auto-text-indent="false"/>
    </style:style>
    <style:style style:name="P11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P12" style:family="paragraph" style:parent-style-name="Method_20_Code_20_Listing">
      <style:paragraph-properties fo:margin-left="0cm" fo:margin-right="0cm" fo:text-indent="0cm" style:auto-text-indent="false"/>
      <style:text-properties fo:color="#000080" style:text-underline-style="none"/>
    </style:style>
    <style:style style:name="P13" style:family="paragraph" style:parent-style-name="Method_20_Code_20_Listing">
      <style:text-properties fo:color="#000080"/>
    </style:style>
    <style:style style:name="P14" style:family="paragraph" style:parent-style-name="Method_20_Code_20_Listing">
      <style:text-properties fo:color="#000080" style:text-underline-style="none"/>
    </style:style>
    <style:style style:name="P15" style:family="paragraph" style:parent-style-name="Method_20_Code_20_Listing">
      <style:text-properties fo:color="#000080" style:font-name="Monospace" fo:font-size="10pt" style:text-underline-style="none" style:font-name-asian="Monospace" style:font-size-asian="10pt" style:font-name-complex="Monospace" style:font-size-complex="10pt"/>
    </style:style>
    <style:style style:name="P16" style:family="paragraph" style:parent-style-name="Method_20_Code_20_Listing">
      <style:paragraph-properties fo:margin-left="1.199cm" fo:margin-right="0cm" fo:text-indent="0cm" style:auto-text-indent="false"/>
      <style:text-properties fo:color="#000080"/>
    </style:style>
    <style:style style:name="P17" style:family="paragraph" style:parent-style-name="Method_20_Code_20_Listing">
      <style:paragraph-properties fo:margin-left="1.199cm" fo:margin-right="0cm" fo:text-indent="0cm" style:auto-text-indent="false"/>
      <style:text-properties fo:color="#000080" style:text-underline-style="none"/>
    </style:style>
    <style:style style:name="P18" style:family="paragraph" style:parent-style-name="Method_20_Body">
      <style:paragraph-properties fo:margin-left="1.251cm" fo:margin-right="0cm" fo:text-indent="0cm" style:auto-text-indent="false"/>
    </style:style>
    <style:style style:name="P19" style:family="paragraph" style:parent-style-name="Method_20_Body">
      <style:paragraph-properties fo:margin-left="2.501cm" fo:margin-right="0cm" fo:text-indent="0cm" style:auto-text-indent="false"/>
    </style:style>
    <style:style style:name="P20" style:family="paragraph" style:parent-style-name="Method_20_Body">
      <style:text-properties style:text-underline-style="none"/>
    </style:style>
    <style:style style:name="P21" style:family="paragraph" style:parent-style-name="Code_20_Listing">
      <style:paragraph-properties fo:margin-left="0.3cm" fo:margin-right="0cm" fo:text-indent="0cm" style:auto-text-indent="false"/>
      <style:text-properties fo:color="#000080" style:text-underline-style="none"/>
    </style:style>
    <style:style style:name="P22" style:family="paragraph" style:parent-style-name="Coding_20_Title">
      <style:paragraph-properties fo:break-before="page"/>
    </style:style>
    <style:style style:name="P23" style:family="paragraph" style:parent-style-name="Method_20_Title">
      <style:paragraph-properties fo:break-before="page"/>
    </style:style>
    <style:style style:name="P24" style:family="paragraph" style:parent-style-name="Method_20_Title">
      <style:paragraph-properties fo:break-before="page"/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25" style:family="paragraph" style:parent-style-name="Method_20_Title">
      <style:paragraph-properties fo:break-before="column"/>
    </style:style>
    <style:style style:name="P26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27" style:family="paragraph" style:parent-style-name="Method_20_Listing_20_Title">
      <style:paragraph-properties fo:break-before="page"/>
    </style:style>
    <style:style style:name="P28" style:family="paragraph" style:parent-style-name="Standard" style:list-style-name="L1"/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80"/>
    </style:style>
    <style:style style:name="T5" style:family="text">
      <style:text-properties fo:color="#000080"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T6" style:family="text">
      <style:text-properties fo:color="#000000"/>
    </style:style>
    <style:style style:name="T7" style:family="text"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T8" style:family="text">
      <style:text-properties style:font-name-asian="Monospace" style:font-size-asian="11pt" style:font-name-complex="Monospace" style:font-size-complex="11pt"/>
    </style:style>
    <style:style style:name="T9" style:family="text">
      <style:text-properties style:font-size-asian="11pt" style:font-style-asian="normal" style:font-size-complex="11pt" style:font-style-complex="normal" style:font-weight-complex="normal"/>
    </style:style>
    <style:style style:name="T10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Class_20_Title" text:outline-level="1">Log\Format</text:h>
      <text:p text:style-name="Class_20_Description"/>
      <text:p text:style-name="Class_20_Description">The <text:span text:style-name="Class_20_Variables">Log\Format</text:span> class provides formatting of a log message to a buffer for output by a selected <text:span text:style-name="Class_20_Variables">Log\Adapter</text:span>.</text:p>
      <text:p text:style-name="Class_20_Description"/>
      <text:h text:style-name="Criteria_20_Title" text:outline-level="2">Design criteria and considerations.</text:h>
      <text:p text:style-name="Criteria_20_Body"/>
      <text:p text:style-name="Criteria_20_Body">The <text:span text:style-name="Class_20_Variables">Log\Format</text:span> class</text:p>
      <text:p text:style-name="Criteria_20_Body"/>
      <text:list xml:id="list251114933" text:style-name="L1">
        <text:list-item>
          <text:p text:style-name="P28">extends the <text:span text:style-name="Class_20_Variables">Log\Base</text:span> class;</text:p>
        </text:list-item>
        <text:list-item>
          <text:p text:style-name="P28">uses the <text:span text:style-name="Class_20_Variables">Log\Exception</text:span> class and the <text:span text:style-name="Class_20_Variables">Error</text:span> class to throw exceptions in the case of an error;</text:p>
        </text:list-item>
        <text:list-item>
          <text:p text:style-name="P28">uses the <text:span text:style-name="Class_20_Variables">Debug\Traceback</text:span> class to locate the information pertaining to the initiating class and method;</text:p>
        </text:list-item>
        <text:list-item>
          <text:p text:style-name="P28">uses the <text:span text:style-name="Class_20_Variables">Properties</text:span> class to contain log formatting information.</text:p>
        </text:list-item>
      </text:list>
      <text:p text:style-name="Standard"/>
      <text:p text:style-name="Standard"/>
      <text:h text:style-name="P27" text:outline-level="4">Class Properties</text:h>
      <text:h text:style-name="Criteria_20_Title" text:outline-level="2"/>
      <text:p text:style-name="Method_20_Body">The <text:span text:style-name="Class_20_Variables">Log\Format</text:span> class contains the following class properties (variables):</text:p>
      <text:p text:style-name="Method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4">Properties</text:p>
          </table:table-cell>
          <table:table-cell table:style-name="MethodTable.B1" office:value-type="string">
            <text:p text:style-name="P4">Description</text:p>
          </table:table-cell>
        </table:table-row>
        <table:table-row>
          <table:table-cell table:style-name="MethodTable.A2" office:value-type="string">
            <text:p text:style-name="P5">$logBuffer</text:p>
          </table:table-cell>
          <table:table-cell table:style-name="MethodTable.B2" office:value-type="string">
            <text:p text:style-name="P11">The log output buffer.</text:p>
          </table:table-cell>
        </table:table-row>
        <table:table-row>
          <table:table-cell table:style-name="MethodTable.A2" office:value-type="string">
            <text:p text:style-name="P5">$xmlIndent</text:p>
          </table:table-cell>
          <table:table-cell table:style-name="MethodTable.B2" office:value-type="string">
            <text:p text:style-name="P10">Contains the number of 'indents' to apply to XML output items.</text:p>
          </table:table-cell>
        </table:table-row>
      </table:table>
      <text:p text:style-name="Method_20_Body"/>
      <text:p text:style-name="Method_20_Body"/>
      <text:p text:style-name="Method_20_Body"/>
      <text:h text:style-name="Method_20_Listing_20_Title" text:outline-level="4">Class Methods</text:h>
      <text:p text:style-name="Method_20_Body"/>
      <text:p text:style-name="Method_20_Body">The <text:span text:style-name="Class_20_Variables">Log\Format</text:span> class contains the following methods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4">Method</text:p>
          </table:table-cell>
          <table:table-cell table:style-name="Table3.B1" office:value-type="string">
            <text:p text:style-name="P4">Description</text:p>
          </table:table-cell>
        </table:table-row>
        <table:table-row>
          <table:table-cell table:style-name="Table3.A2" office:value-type="string">
            <text:p text:style-name="P6"><text:a xlink:type="simple" xlink:href="#__construct"><text:span text:style-name="T1">__construct</text:span></text:a></text:p>
          </table:table-cell>
          <table:table-cell table:style-name="Table3.B2" office:value-type="string">
            <text:p text:style-name="Method_20_Table_20_Description">Class constructor.</text:p>
          </table:table-cell>
        </table:table-row>
        <table:table-row>
          <table:table-cell table:style-name="Table3.A2" office:value-type="string">
            <text:p text:style-name="P7"><text:a xlink:type="simple" xlink:href="#log">log</text:a></text:p>
          </table:table-cell>
          <table:table-cell table:style-name="Table3.B2" office:value-type="string">
            <text:p text:style-name="P10">Format and return a log message for output.</text:p>
          </table:table-cell>
        </table:table-row>
        <table:table-row>
          <table:table-cell table:style-name="Table3.A2" office:value-type="string">
            <text:p text:style-name="P7"><text:a xlink:type="simple" xlink:href="#skipToLevel">skipToLevel</text:a></text:p>
          </table:table-cell>
          <table:table-cell table:style-name="Table3.B2" office:value-type="string">
            <text:p text:style-name="P10">Skip the number levels indicated, or until proper calling method is reached.</text:p>
          </table:table-cell>
        </table:table-row>
        <table:table-row>
          <table:table-cell table:style-name="Table3.A2" office:value-type="string">
            <text:p text:style-name="P7"><text:a xlink:type="simple" xlink:href="#logFormat">logFormat</text:a></text:p>
          </table:table-cell>
          <table:table-cell table:style-name="Table3.B2" office:value-type="string">
            <text:p text:style-name="P10">Format the log message to the output buffer as a 'log' entry.</text:p>
          </table:table-cell>
        </table:table-row>
        <table:table-row>
          <table:table-cell table:style-name="Table3.A2" office:value-type="string">
            <text:p text:style-name="P7"><text:a xlink:type="simple" xlink:href="#addField">addField</text:a></text:p>
          </table:table-cell>
          <table:table-cell table:style-name="Table3.B2" office:value-type="string">
            <text:p text:style-name="P10">Add the field to the log buffer followed by the current line separator character(s).</text:p>
          </table:table-cell>
        </table:table-row>
        <table:table-row>
          <table:table-cell table:style-name="Table3.A2" office:value-type="string">
            <text:p text:style-name="P7"><text:a xlink:type="simple" xlink:href="#xmlFormat">xmlFormat</text:a></text:p>
          </table:table-cell>
          <table:table-cell table:style-name="Table3.B2" office:value-type="string">
            <text:p text:style-name="P10">Format the log message to the output buffer as an<text:span text:style-name="T10"> xml</text:span> entry.</text:p>
          </table:table-cell>
        </table:table-row>
        <table:table-row>
          <table:table-cell table:style-name="Table3.A2" office:value-type="string">
            <text:p text:style-name="P7"><text:a xlink:type="simple" xlink:href="#bufferXMLItem">bufferXMLItem</text:a></text:p>
          </table:table-cell>
          <table:table-cell table:style-name="Table3.B2" office:value-type="string">
            <text:p text:style-name="P10">Add the item to the buffer, indented by <text:span text:style-name="Class_20_Variables">$xmlIndent</text:span> spaces.</text:p>
          </table:table-cell>
        </table:table-row>
        <table:table-row>
          <table:table-cell table:style-name="Table3.A2" office:value-type="string">
            <text:p text:style-name="P7"><text:a xlink:type="simple" xlink:href="#xmlIndent">xmlIndent</text:a></text:p>
          </table:table-cell>
          <table:table-cell table:style-name="Table3.B2" office:value-type="string">
            <text:p text:style-name="P10"><text:span text:style-name="Class_20_Variables"><text:span text:style-name="T2">Returns the number of spaces (x 2) in </text:span></text:span><text:span text:style-name="Class_20_Variables"><text:span text:style-name="T9">$xmlIndent</text:span></text:span><text:span text:style-name="Class_20_Variables"><text:span text:style-name="T2">.</text:span></text:span></text:p>
          </table:table-cell>
        </table:table-row>
        <table:table-row>
          <table:table-cell table:style-name="Table3.A2" office:value-type="string">
            <text:p text:style-name="P7"><text:a xlink:type="simple" xlink:href="#bufferLine">bufferLine</text:a></text:p>
          </table:table-cell>
          <table:table-cell table:style-name="Table3.B2" office:value-type="string">
            <text:p text:style-name="P10">Add a (possibly empty) message to the log buffer followed by PHP_EOL sequence.</text:p>
          </table:table-cell>
        </table:table-row>
        <table:table-row>
          <table:table-cell table:style-name="Table3.A2" office:value-type="string">
            <text:p text:style-name="P7"><text:a xlink:type="simple" xlink:href="#bufferMessage">bufferMessage</text:a></text:p>
          </table:table-cell>
          <table:table-cell table:style-name="Table3.B2" office:value-type="string">
            <text:p text:style-name="P10">Add a message to the log buffer.</text:p>
          </table:table-cell>
        </table:table-row>
        <table:table-row>
          <table:table-cell table:style-name="Table3.A2" office:value-type="string">
            <text:h text:style-name="P24" text:outline-level="5"><text:a xlink:type="simple" xlink:href="#getTimestamp">getTimestamp</text:a></text:h>
          </table:table-cell>
          <table:table-cell table:style-name="Table3.B2" office:value-type="string">
            <text:p text:style-name="P10">Get the current timestamp.</text:p>
          </table:table-cell>
        </table:table-row>
      </table:table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h text:style-name="P27" text:outline-level="4">Inherited Class Properties</text:h>
      <text:h text:style-name="Criteria_20_Title" text:outline-level="2"/>
      <text:p text:style-name="Method_20_Body">The <text:span text:style-name="Class_20_Variables">Log\Format</text:span> class extends the <text:span text:style-name="Class_20_Variables">Log\Base</text:span> class and inherits the following class properties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">Properties</text:p>
          </table:table-cell>
          <table:table-cell table:style-name="Table5.B1" office:value-type="string">
            <text:p text:style-name="P4">Description</text:p>
          </table:table-cell>
        </table:table-row>
        <table:table-row>
          <table:table-cell table:style-name="Table5.A2" office:value-type="string">
            <text:p text:style-name="P5">$logProperties</text:p>
          </table:table-cell>
          <table:table-cell table:style-name="Table5.B2" office:value-type="string">
            <text:p text:style-name="P10">A <text:span text:style-name="Class_20_Variables">Properties</text:span> class object for log-relative properties.</text:p>
          </table:table-cell>
        </table:table-row>
        <table:table-row>
          <table:table-cell table:style-name="Table5.A2" office:value-type="string">
            <text:p text:style-name="P5">$properties</text:p>
          </table:table-cell>
          <table:table-cell table:style-name="Table5.B2" office:value-type="string">
            <text:p text:style-name="P11">A <text:span text:style-name="Class_20_Variables">Properties</text:span> class object for class properties.</text:p>
          </table:table-cell>
        </table:table-row>
      </table:table>
      <text:p text:style-name="Method_20_Body"/>
      <text:p text:style-name="Method_20_Body"/>
      <text:p text:style-name="Method_20_Body"/>
      <text:h text:style-name="Method_20_Listing_20_Title" text:outline-level="4">Inherited Class Methods</text:h>
      <text:p text:style-name="Method_20_Body"/>
      <text:p text:style-name="Method_20_Body">The <text:span text:style-name="Class_20_Variables">Log\Format</text:span> class extends the <text:span text:style-name="Class_20_Variables">Log\Base</text:span> class and inherits the following methods:</text:p>
      <text:p text:style-name="Method_20_Body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4">Method</text:p>
          </table:table-cell>
          <table:table-cell table:style-name="Table6.B1" office:value-type="string">
            <text:p text:style-name="P4">Description</text:p>
          </table:table-cell>
        </table:table-row>
        <table:table-row>
          <table:table-cell table:style-name="Table6.A2" office:value-type="string">
            <text:p text:style-name="P6"><text:a xlink:type="simple" xlink:href="#__construct"><text:span text:style-name="T1">__construct</text:span></text:a></text:p>
          </table:table-cell>
          <table:table-cell table:style-name="Table6.B2" office:value-type="string">
            <text:p text:style-name="Method_20_Table_20_Description">Class constructor.</text:p>
          </table:table-cell>
        </table:table-row>
        <table:table-row>
          <table:table-cell table:style-name="Table6.A2" office:value-type="string">
            <text:p text:style-name="P7"><text:a xlink:type="simple" xlink:href="#adjustLogProperties">adjustLogProperties</text:a></text:p>
          </table:table-cell>
          <table:table-cell table:style-name="Table6.B2" office:value-type="string">
            <text:p text:style-name="P10"><text:span text:style-name="T7">Check the type of parameter received and return as a </text:span><text:span text:style-name="Class_20_Variables"><text:span text:style-name="T8">Properties</text:span></text:span><text:span text:style-name="T7"> object instance</text:span>.</text:p>
          </table:table-cell>
        </table:table-row>
        <table:table-row>
          <table:table-cell table:style-name="Table6.A2" office:value-type="string">
            <text:p text:style-name="P7"><text:a xlink:type="simple" xlink:href="#properties">properties</text:a></text:p>
          </table:table-cell>
          <table:table-cell table:style-name="Table6.B2" office:value-type="string">
            <text:p text:style-name="P10">Set and/or get the <text:span text:style-name="Class_20_Variables">$properties</text:span> class array variable.</text:p>
          </table:table-cell>
        </table:table-row>
        <table:table-row>
          <table:table-cell table:style-name="Table6.A2" office:value-type="string">
            <text:p text:style-name="P7"><text:a xlink:type="simple" xlink:href="#logProperties">logProperties</text:a></text:p>
          </table:table-cell>
          <table:table-cell table:style-name="Table6.B2" office:value-type="string">
            <text:p text:style-name="P10"><text:span text:style-name="Class_20_Variables"><text:span text:style-name="T2">Calls </text:span></text:span><text:span text:style-name="Class_20_Variables"><text:span text:style-name="T9">adjustLogProperties</text:span></text:span><text:span text:style-name="Class_20_Variables"><text:span text:style-name="T2"> method, passing the </text:span></text:span><text:span text:style-name="Class_20_Variables"><text:span text:style-name="T9">$logProperties</text:span></text:span><text:span text:style-name="Class_20_Variables"><text:span text:style-name="T2"> parameter, and stores the result in the </text:span></text:span><text:span text:style-name="Class_20_Variables"><text:span text:style-name="T9">$logProperties</text:span></text:span><text:span text:style-name="Class_20_Variables"><text:span text:style-name="T2"> class variable.</text:span></text:span></text:p>
          </table:table-cell>
        </table:table-row>
      </table:table>
      <text:h text:style-name="Method_20_Title" text:outline-level="5"/>
      <text:h text:style-name="P23" text:outline-level="5"><text:bookmark-start text:name="__construct"/>__construct<text:bookmark-end text:name="__construct"/></text:h>
      <text:p text:style-name="Method_20_Body"/>
      <text:p text:style-name="Method_20_Body">Class constructor.</text:p>
      <text:p text:style-name="Method_20_Body"/>
      <text:p text:style-name="P13">/**</text:p>
      <text:p text:style-name="P13"><text:s/>* __construct</text:p>
      <text:p text:style-name="P13"><text:s/>*</text:p>
      <text:p text:style-name="P13"><text:s/>* Create a new instance of the Log\Format class</text:p>
      <text:p text:style-name="P16"><text:s/>* <text:span text:style-name="T3">@param</text:span> object $properties = Properties object instance containing required</text:p>
      <text:p text:style-name="P16"><text:s/>*<text:tab/><text:tab/><text:tab/><text:tab/><text:tab/> properties and their values</text:p>
      <text:p text:style-name="P13"><text:s/>*/</text:p>
      <text:p text:style-name="P13">public function __construct($properties)</text:p>
      <text:p text:style-name="P13">{</text:p>
      <text:p text:style-name="Method_20_Code_20_Listing"><text:span text:style-name="T6"><text:tab/></text:span><text:span text:style-name="T4">parent::__construct($properties);</text:span></text:p>
      <text:p text:style-name="P13"/>
      <text:p text:style-name="P13"><text:tab/>$this-&gt;xmlIndent<text:tab/>= 0;</text:p>
      <text:p text:style-name="P13"><text:tab/>$this-&gt;logBuffer<text:tab/>= '';</text:p>
      <text:p text:style-name="Method_20_Code_20_Listing">}</text:p>
      <text:p text:style-name="Method_20_Body"/>
      <text:p text:style-name="Method_20_Body">The <text:span text:style-name="Class_20_Variables">__construct</text:span> method expects a single, mandatory parameter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Parameter</text:p>
          </table:table-cell>
          <table:table-cell table:style-name="Table1.B1" office:value-type="string">
            <text:p text:style-name="P4">Description</text:p>
          </table:table-cell>
        </table:table-row>
        <table:table-row>
          <table:table-cell table:style-name="Table1.A2" office:value-type="string">
            <text:p text:style-name="P7">$properties</text:p>
          </table:table-cell>
          <table:table-cell table:style-name="Table1.B2" office:value-type="string">
            <text:p text:style-name="Method_20_Table_20_Description">An instance of the <text:span text:style-name="Class_20_Variables">Properties</text:span> class, or an associative array.</text:p>
          </table:table-cell>
        </table:table-row>
      </table:table>
      <text:p text:style-name="Method_20_Body"/>
      <text:p text:style-name="Method_20_Body">The <text:span text:style-name="Class_20_Variables">__construct</text:span> method of the <text:span text:style-name="Class_20_Variables">Log\Base</text:span> class is called to set the <text:span text:style-name="Class_20_Variables">$properties</text:span> class variable. <text:s/></text:p>
      <text:p text:style-name="Method_20_Body"/>
      <text:p text:style-name="Method_20_Body">The class variables are initialized to default start-up values.</text:p>
      <text:p text:style-name="Method_20_Body"/>
      <text:p text:style-name="Method_20_Body"/>
      <text:h text:style-name="P23" text:outline-level="5"><text:bookmark-start text:name="log"/>log<text:bookmark-end text:name="log"/></text:h>
      <text:p text:style-name="Method_20_Body"/>
      <text:p text:style-name="Method_20_Body">Format a log message for output.</text:p>
      <text:p text:style-name="Method_20_Body"/>
      <text:p text:style-name="P14">/**</text:p>
      <text:p text:style-name="P14"><text:s/>* log</text:p>
      <text:p text:style-name="P14"><text:s/>*</text:p>
      <text:p text:style-name="P14"><text:s/>* Log a message to the current log device</text:p>
      <text:p text:style-name="P14"><text:s/>* <text:span text:style-name="T3">@param</text:span> string $message = message to write to the log file</text:p>
      <text:p text:style-name="P14"><text:s/>* <text:span text:style-name="T3">@param</text:span> mixed $logProperties = (optional):</text:p>
      <text:p text:style-name="P17"><text:s/>* <text:tab/>'Log_Level' <text:s text:c="5"/>=&gt; &lt;(optional) error level </text:p>
      <text:p text:style-name="P17"><text:s/>*<text:tab/><text:tab/><text:tab/><text:tab/><text:tab/><text:tab/>(default = Library\Log::LOG_BSD_ERR)&gt;,</text:p>
      <text:p text:style-name="P17"><text:s/>* <text:tab/>'Log_Format'<text:tab/> =&gt; &lt;(optional) format type: 'none', 'timestamp', 'log',</text:p>
      <text:p text:style-name="P17"><text:s/>* <text:tab/><text:tab/><text:tab/><text:tab/><text:tab/><text:tab/><text:tab/> <text:s text:c="2"/>'xml' (default = 'none')</text:p>
      <text:p text:style-name="P14"><text:s/>* <text:tab/>'Log_LineNumber' =&gt; &lt;linenumber&gt;,</text:p>
      <text:p text:style-name="P14"><text:s/>* <text:tab/>'Log_Method' <text:s text:c="4"/>=&gt; &lt;(optional) name of the calling method&gt;,</text:p>
      <text:p text:style-name="P14"><text:s/>* <text:tab/>'Log_Class' <text:s text:c="5"/>=&gt; &lt;(optional) name of the calling class&gt;,</text:p>
      <text:p text:style-name="P14"><text:s/>* <text:tab/>'Log_Program' <text:s text:c="3"/>=&gt; &lt;(optional) name of the program to log&gt;</text:p>
      <text:p text:style-name="P14"><text:s/>* <text:tab/>'Log_SkipLevels' =&gt; &lt;(optional) number of levels to skip in traceback stack</text:p>
      <text:p text:style-name="P14"><text:s/>* <text:tab/>'Log_Timestamp' <text:s/>=&gt; &lt;(optional) timestamp of the event&gt;</text:p>
      <text:p text:style-name="P14"><text:s/>* <text:span text:style-name="T3">@return</text:span> string $logBuffer = string contains formatted message.</text:p>
      <text:p text:style-name="P14"><text:s/>* <text:span text:style-name="T3">@throws</text:span> Library\Log\Exception</text:p>
      <text:p text:style-name="P14"><text:s/>*/</text:p>
      <text:p text:style-name="P14">public function log($message, $logProperties=Library\Log::LOG_BSD_ERR)</text:p>
      <text:p text:style-name="P14">{</text:p>
      <text:p text:style-name="P14"><text:tab/>$this-&gt;logProperties($logProperties);</text:p>
      <text:p text:style-name="P14"/>
      <text:p text:style-name="P14"><text:tab/>$this-&gt;logBuffer = '';</text:p>
      <text:p text:style-name="P14"/>
      <text:p text:style-name="P14"><text:tab/>if (! $timestamp = $this-&gt;logProperties-&gt;Log_Timestamp)</text:p>
      <text:p text:style-name="P14"><text:tab/>{</text:p>
      <text:p text:style-name="P14"><text:tab/><text:tab/>$timestamp = $this-&gt;getTimestamp();</text:p>
      <text:p text:style-name="P14"><text:tab/>}</text:p>
      <text:p text:style-name="P14"/>
      <text:p text:style-name="P14"><text:tab/>if (! $lineSeparator = $this-&gt;logProperties-&gt;Log_LineSeparator)</text:p>
      <text:p text:style-name="P14"><text:tab/>{</text:p>
      <text:p text:style-name="P14"><text:tab/><text:tab/>$lineSeparator = $this-&gt;properties-&gt;exists('Log_LineSeparator') </text:p>
      <text:p text:style-name="P14"><text:tab/><text:tab/><text:tab/><text:tab/>? $this-&gt;properties-&gt;Log_LineSeparator : '|';</text:p>
      <text:p text:style-name="P14"><text:tab/>}</text:p>
      <text:p text:style-name="P14"/>
      <text:p text:style-name="P14"><text:tab/>if (! $logProgram = $this-&gt;logProperties-&gt;Log_Program)</text:p>
      <text:p text:style-name="P14"><text:tab/>{</text:p>
      <text:p text:style-name="P14"><text:tab/><text:tab/>$logProgram = $this-&gt;properties-&gt;Log_Program </text:p>
      <text:p text:style-name="P14"><text:tab/><text:tab/><text:tab/><text:tab/>? $this-&gt;properties-&gt;Log_Program : '&lt;unspecified&gt;';</text:p>
      <text:p text:style-name="P14"><text:tab/>}</text:p>
      <text:p text:style-name="P14"/>
      <text:p text:style-name="P14"><text:tab/>if (! $format = $this-&gt;logProperties-&gt;Log_Format)</text:p>
      <text:p text:style-name="P14"><text:tab/>{</text:p>
      <text:p text:style-name="P14"><text:tab/><text:tab/>$format = $this-&gt;properties-&gt;exists('Log_Format') </text:p>
      <text:p text:style-name="P14"><text:tab/><text:tab/><text:tab/><text:tab/>? $this-&gt;properties-&gt;Log_Format : 'none';</text:p>
      <text:p text:style-name="P14"><text:tab/>}</text:p>
      <text:p text:style-name="P14"/>
      <text:p text:style-name="P14"><text:tab/>switch($format)</text:p>
      <text:p text:style-name="P14"><text:tab/>{</text:p>
      <text:p text:style-name="P14"><text:tab/><text:tab/>default:</text:p>
      <text:p text:style-name="P14"><text:tab/><text:tab/>case 'none':</text:p>
      <text:p text:style-name="P14"><text:tab/><text:tab/><text:tab/>$this-&gt;bufferLine($message);</text:p>
      <text:p text:style-name="P14"><text:tab/><text:tab/><text:tab/>break;</text:p>
      <text:p text:style-name="P14"/>
      <text:p text:style-name="P14"/>
      <text:p text:style-name="P8"><text:tab/><text:tab/>case 'timestamp':</text:p>
      <text:p text:style-name="P14"><text:tab/><text:tab/><text:tab/>$this-&gt;bufferLine(sprintf("%s: %s", $timestamp, $message));</text:p>
      <text:p text:style-name="P14"><text:tab/><text:tab/><text:tab/>break;</text:p>
      <text:p text:style-name="P14"/>
      <text:p text:style-name="P14"><text:tab/><text:tab/>case 'log':</text:p>
      <text:p text:style-name="P14"><text:tab/><text:tab/><text:tab/>$this-&gt;logFormat($message, $logProgram, $this-&gt;skipToLevel());</text:p>
      <text:p text:style-name="P14"><text:tab/><text:tab/><text:tab/>break;</text:p>
      <text:p text:style-name="P14"/>
      <text:p text:style-name="P14"><text:tab/><text:tab/>case 'xml':</text:p>
      <text:p text:style-name="P14"><text:tab/><text:tab/><text:tab/>$this-&gt;xmlFormat($message, $logProgram, $this-&gt;skipToLevel());</text:p>
      <text:p text:style-name="P14"><text:tab/><text:tab/><text:tab/>break;</text:p>
      <text:p text:style-name="P14"><text:tab/>}</text:p>
      <text:p text:style-name="P14"><text:tab/><text:tab/></text:p>
      <text:p text:style-name="P14"><text:tab/>return $this-&gt;logBuffer;</text:p>
      <text:p text:style-name="P14">}</text:p>
      <text:p text:style-name="Method_20_Body"/>
      <text:p text:style-name="Method_20_Body">The <text:span text:style-name="Class_20_Variables">log</text:span> method expects a single, mandatory parameter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4">Parameter</text:p>
          </table:table-cell>
          <table:table-cell table:style-name="Table2.B1" office:value-type="string">
            <text:p text:style-name="P4">Description</text:p>
          </table:table-cell>
        </table:table-row>
        <table:table-row>
          <table:table-cell table:style-name="Table2.A2" office:value-type="string">
            <text:p text:style-name="P7">$message</text:p>
          </table:table-cell>
          <table:table-cell table:style-name="Table2.B2" office:value-type="string">
            <text:p text:style-name="Method_20_Table_20_Description">The message to write to the log.</text:p>
          </table:table-cell>
        </table:table-row>
      </table:table>
      <text:p text:style-name="Method_20_Body"/>
      <text:p text:style-name="Method_20_Body">and a single, optional parameter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">Parameter</text:p>
          </table:table-cell>
          <table:table-cell table:style-name="Table4.B1" office:value-type="string">
            <text:p text:style-name="P4">Description</text:p>
          </table:table-cell>
        </table:table-row>
        <table:table-row>
          <table:table-cell table:style-name="Table4.A2" office:value-type="string">
            <text:p text:style-name="P7">$logProperties</text:p>
          </table:table-cell>
          <table:table-cell table:style-name="Table4.B2" office:value-type="string">
            <text:p text:style-name="Method_20_Table_20_Description">A <text:span text:style-name="Class_20_Variables">Properties</text:span> class instance containing log formatting properties.</text:p>
          </table:table-cell>
        </table:table-row>
      </table:table>
      <text:p text:style-name="Method_20_Body"/>
      <text:p text:style-name="Method_20_Body">The <text:span text:style-name="Class_20_Variables">logProperties</text:span> method is passed the <text:span text:style-name="Class_20_Variables">$logProperties</text:span> parameter to be converted to <text:s/>a <text:span text:style-name="Class_20_Variables">Properties</text:span> class, if it isn't, and then stored in the <text:span text:style-name="Class_20_Variables">$logProperties</text:span> class variable.</text:p>
      <text:p text:style-name="Method_20_Body"/>
      <text:p text:style-name="Method_20_Body">The <text:span text:style-name="Class_20_Variables">$logBuffer</text:span> class variable is set to an empty string.</text:p>
      <text:p text:style-name="Method_20_Body"/>
      <text:p text:style-name="Method_20_Body">The <text:span text:style-name="Class_20_Variables">Log_Timestamp</text:span> value from the <text:span text:style-name="Class_20_Variables">$logProperties</text:span> class variable is assigned to the <text:span text:style-name="Class_20_Variables">$timestamp</text:span> method variable. <text:s/>If the <text:span text:style-name="Class_20_Variables">$timestamp</text:span> method variable is false, a new timestamp is assigned to the <text:span text:style-name="Class_20_Variables">$timestamp</text:span> method variable by calling the <text:span text:style-name="Class_20_Variables">getTimestamp</text:span> method.</text:p>
      <text:p text:style-name="Method_20_Body"/>
      <text:p text:style-name="Method_20_Body">The <text:span text:style-name="Class_20_Variables">$lineSeparator</text:span> method variable is assigned the <text:span text:style-name="Class_20_Variables">Log_LineSeparator</text:span> value from the <text:span text:style-name="Class_20_Variables">$logProperties</text:span> class variable. <text:s/>If the <text:span text:style-name="Class_20_Variables">$lineSeparator</text:span> method is false, is is assigned the <text:span text:style-name="Class_20_Variables">Log_LineSeparator</text:span> value from the <text:span text:style-name="Class_20_Variables">$properties</text:span> class variable. <text:s/>If the <text:span text:style-name="Class_20_Variables">$lineSeparator</text:span> method variable is still false, it is assigned a default value of '<text:span text:style-name="Class_20_Variables">|</text:span>'.</text:p>
      <text:p text:style-name="Method_20_Body"/>
      <text:p text:style-name="Method_20_Body">The <text:span text:style-name="Class_20_Variables">$logProgram</text:span> method variable is assigned the <text:span text:style-name="Class_20_Variables">Log_Program</text:span> value from the <text:span text:style-name="Class_20_Variables">$logProperties</text:span> class variable. <text:s/>If the <text:span text:style-name="Class_20_Variables">$logProgram</text:span> method is false, is is assigned the <text:span text:style-name="Class_20_Variables">Log_Program</text:span> value from the <text:span text:style-name="Class_20_Variables">$properties</text:span> class variable. <text:s/>If the <text:span text:style-name="Class_20_Variables">$logProgram</text:span> method variable is still false, it is assigned a default value of '<text:span text:style-name="Class_20_Variables">&lt;unspecified&gt;</text:span>'.</text:p>
      <text:p text:style-name="Method_20_Body"/>
      <text:p text:style-name="Method_20_Body">The <text:span text:style-name="Class_20_Variables">$format</text:span> method variable is assigned the <text:span text:style-name="Class_20_Variables">Log_Format</text:span> value from the <text:span text:style-name="Class_20_Variables">$logProperties</text:span> class variable. <text:s/>If the <text:span text:style-name="Class_20_Variables">$format</text:span> method is false, is is assigned the <text:span text:style-name="Class_20_Variables">Log_Format</text:span> value from the <text:span text:style-name="Class_20_Variables">$properties</text:span> class variable. <text:s/>If the <text:span text:style-name="Class_20_Variables">$format</text:span> method variable is still false, it is assigned a default value of '<text:span text:style-name="Class_20_Variables">none</text:span>'.</text:p>
      <text:p text:style-name="Method_20_Body"><text:soft-page-break/></text:p>
      <text:p text:style-name="Method_20_Body"/>
      <text:p text:style-name="Method_20_Body">Depending upon the value of the <text:span text:style-name="Class_20_Variables">$format </text:span>method variable, one of the following actions is taken:</text:p>
      <text:p text:style-name="Method_20_Body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4">$format</text:p>
          </table:table-cell>
          <table:table-cell table:style-name="Table7.B1" office:value-type="string">
            <text:p text:style-name="P4">Action</text:p>
          </table:table-cell>
        </table:table-row>
        <table:table-row>
          <table:table-cell table:style-name="Table7.A2" office:value-type="string">
            <text:p text:style-name="P7">log</text:p>
          </table:table-cell>
          <table:table-cell table:style-name="Table7.B2" office:value-type="string">
            <text:p text:style-name="Method_20_Table_20_Description">The <text:span text:style-name="Class_20_Variables">logFormat</text:span> method is passed the <text:span text:style-name="Class_20_Variables">$message</text:span> parameter, the <text:span text:style-name="Class_20_Variables">$logProgram</text:span> method variable and the result of the <text:span text:style-name="Class_20_Variables">skipToLevel</text:span> method, and the resultant formatted message is added to the <text:span text:style-name="Class_20_Variables">$logBuffer</text:span> class variable.</text:p>
          </table:table-cell>
        </table:table-row>
        <table:table-row>
          <table:table-cell table:style-name="Table7.A2" office:value-type="string">
            <text:p text:style-name="P7">xml</text:p>
          </table:table-cell>
          <table:table-cell table:style-name="Table7.B2" office:value-type="string">
            <text:p text:style-name="Method_20_Table_20_Description">The <text:span text:style-name="Class_20_Variables">xmlFormat</text:span> method is passed the <text:span text:style-name="Class_20_Variables">$message</text:span> parameter, the <text:span text:style-name="Class_20_Variables">$logProgram</text:span> method variable and the result of the <text:span text:style-name="Class_20_Variables">skipToLevel</text:span> method, and the resultant formatted message is added to the <text:span text:style-name="Class_20_Variables">$logBuffer</text:span> class variable.</text:p>
          </table:table-cell>
        </table:table-row>
        <table:table-row>
          <table:table-cell table:style-name="Table7.A2" office:value-type="string">
            <text:p text:style-name="P7">timestamp</text:p>
          </table:table-cell>
          <table:table-cell table:style-name="Table7.B2" office:value-type="string">
            <text:p text:style-name="Method_20_Table_20_Description">A timestamp, formatted as the date, time and microseconds, is prepended to the <text:span text:style-name="Class_20_Variables">$message</text:span> parameter and the result is passed to the <text:span text:style-name="Class_20_Variables">$bufferLine</text:span> method.</text:p>
          </table:table-cell>
        </table:table-row>
        <table:table-row>
          <table:table-cell table:style-name="Table7.A2" office:value-type="string">
            <text:p text:style-name="P7">none</text:p>
          </table:table-cell>
          <table:table-cell table:style-name="Table7.B2" office:value-type="string">
            <text:p text:style-name="Method_20_Table_20_Description">Assign the <text:span text:style-name="Class_20_Variables">$message</text:span> parameter is passed to the <text:span text:style-name="Class_20_Variables">$bufferLine</text:span> method.</text:p>
          </table:table-cell>
        </table:table-row>
      </table:table>
      <text:p text:style-name="Method_20_Body"/>
      <text:p text:style-name="Method_20_Body">The <text:span text:style-name="Class_20_Variables">$logBuffer</text:span> class variable is returned.</text:p>
      <text:p text:style-name="Method_20_Body"/>
      <text:p text:style-name="Method_20_Body"/>
      <text:h text:style-name="P23" text:outline-level="5"><text:bookmark-start text:name="skipToLevel"/>skipToLevel<text:bookmark-end text:name="skipToLevel"/></text:h>
      <text:p text:style-name="Method_20_Body"/>
      <text:p text:style-name="Method_20_Body">Skip the number levels indicated, or until proper calling method is reached.</text:p>
      <text:p text:style-name="Method_20_Body"/>
      <text:p text:style-name="P14">/**</text:p>
      <text:p text:style-name="P14"><text:s/>* skipToLevel</text:p>
      <text:p text:style-name="P14"><text:s/>*</text:p>
      <text:p text:style-name="P14"><text:s/>* Skip the number levels indicated, or until proper calling method is reached</text:p>
      <text:p text:style-name="P14"><text:s/>* <text:span text:style-name="T3">@return</text:span> array $level = the final level, or null if not found.</text:p>
      <text:p text:style-name="P14"><text:s/>*/</text:p>
      <text:p text:style-name="P14">protected function skipToLevel()</text:p>
      <text:p text:style-name="P14">{</text:p>
      <text:p text:style-name="P14"><text:tab/>$traceback = new \Library\Debug\Traceback();</text:p>
      <text:p text:style-name="P14"/>
      <text:p text:style-name="P14"><text:tab/>if (! $level = $traceback-&gt;searchStack($this-&gt;logProperties-&gt;Log_Class, </text:p>
      <text:p text:style-name="P14"><text:s/><text:tab/><text:tab/><text:tab/><text:tab/><text:tab/><text:tab/> <text:s text:c="5"/>$this-&gt;logProperties-&gt;Log_Method))</text:p>
      <text:p text:style-name="P14"><text:tab/>{</text:p>
      <text:p text:style-name="P12"><text:tab/><text:tab/><text:tab/>if (! $level = $traceback-&gt;searchStack('Library\Log', 'message'))</text:p>
      <text:p text:style-name="P12"><text:tab/><text:tab/><text:tab/>{</text:p>
      <text:p text:style-name="P12"><text:tab/><text:tab/><text:tab/><text:tab/>$this-&gt;logProperties-&gt;Log_Format = 'none';</text:p>
      <text:p text:style-name="P12"><text:tab/><text:tab/><text:tab/>}</text:p>
      <text:p text:style-name="P12"><text:tab/><text:tab/>}</text:p>
      <text:p text:style-name="P14"/>
      <text:p text:style-name="P12"><text:tab/><text:tab/>if ($level)</text:p>
      <text:p text:style-name="P12"><text:tab/><text:tab/>{</text:p>
      <text:p text:style-name="P12"><text:tab/><text:tab/><text:tab/>if (($skips = $this-&gt;logProperties-&gt;Log_SkipLevels) === null)</text:p>
      <text:p text:style-name="P12"><text:tab/><text:tab/><text:tab/>{</text:p>
      <text:p text:style-name="P12"><text:tab/><text:tab/><text:tab/><text:tab/>if (($skips = $this-&gt;properties-&gt;Log_SkipLevels) === null)</text:p>
      <text:p text:style-name="P12"><text:tab/><text:tab/><text:tab/><text:tab/>{</text:p>
      <text:p text:style-name="P12"><text:tab/><text:tab/><text:tab/><text:tab/><text:tab/>$skips = 0;</text:p>
      <text:p text:style-name="P12"><text:tab/><text:tab/><text:tab/><text:tab/>}</text:p>
      <text:p text:style-name="P12"><text:tab/><text:tab/><text:tab/>}</text:p>
      <text:p text:style-name="P14"/>
      <text:p text:style-name="P12"><text:tab/><text:tab/><text:tab/>while($skips &gt; 0)</text:p>
      <text:p text:style-name="P12"><text:tab/><text:tab/><text:tab/>{</text:p>
      <text:p text:style-name="P12"><text:tab/><text:tab/><text:tab/><text:tab/>$traceback-&gt;next();</text:p>
      <text:p text:style-name="P14"><text:tab/><text:tab/><text:tab/><text:tab/></text:p>
      <text:p text:style-name="P12"><text:tab/><text:tab/><text:tab/><text:tab/>$object = $traceback-&gt;classObject();</text:p>
      <text:p text:style-name="P12"><text:tab/><text:tab/><text:tab/><text:tab/>if (is_object($object))</text:p>
      <text:p text:style-name="P12"><text:tab/><text:tab/><text:tab/><text:tab/>{</text:p>
      <text:p text:style-name="P12"><text:tab/><text:tab/><text:tab/><text:tab/><text:tab/>if (get_class($object) == $traceback-&gt;className())</text:p>
      <text:p text:style-name="P12"><text:tab/><text:tab/><text:tab/><text:tab/><text:tab/>{</text:p>
      <text:p text:style-name="P12"><text:tab/><text:tab/><text:tab/><text:tab/><text:tab/><text:tab/>break;</text:p>
      <text:p text:style-name="P12"><text:tab/><text:tab/><text:tab/><text:tab/><text:tab/>}</text:p>
      <text:p text:style-name="P12"><text:tab/><text:tab/><text:tab/><text:tab/>}</text:p>
      <text:p text:style-name="P12"><text:tab/><text:tab/><text:tab/><text:tab/>else</text:p>
      <text:p text:style-name="P12"><text:tab/><text:tab/><text:tab/><text:tab/>{</text:p>
      <text:p text:style-name="P12"><text:tab/><text:tab/><text:tab/><text:tab/><text:tab/>if ($object == $traceback-&gt;className())</text:p>
      <text:p text:style-name="P12"><text:tab/><text:tab/><text:tab/><text:tab/><text:tab/>{</text:p>
      <text:p text:style-name="P12"><text:tab/><text:tab/><text:tab/><text:tab/><text:tab/><text:tab/>break;</text:p>
      <text:p text:style-name="P12"><text:tab/><text:tab/><text:tab/><text:tab/><text:tab/>}</text:p>
      <text:p text:style-name="P12"><text:tab/><text:tab/><text:tab/><text:tab/>}</text:p>
      <text:p text:style-name="P14"/>
      <text:p text:style-name="P12"><text:tab/><text:tab/><text:tab/><text:tab/>$skips--;</text:p>
      <text:p text:style-name="P14"><text:tab/><text:tab/><text:tab/>}</text:p>
      <text:p text:style-name="P14"/>
      <text:p text:style-name="P12"><text:tab/><text:tab/><text:tab/>$level = $traceback-&gt;current();</text:p>
      <text:p text:style-name="P12"><text:tab/><text:tab/>}</text:p>
      <text:p text:style-name="P12"><text:tab/><text:tab/>return $level;</text:p>
      <text:p text:style-name="P12"><text:tab/>}</text:p>
      <text:p text:style-name="Method_20_Body"><text:soft-page-break/>A new instance object of the <text:span text:style-name="Class_20_Variables">Debug\Traceback</text:span> class is created and the object is assigned to the <text:span text:style-name="Class_20_Variables">$traceback</text:span> method variable.</text:p>
      <text:p text:style-name="Method_20_Body"/>
      <text:p text:style-name="Method_20_Body">The <text:span text:style-name="Class_20_Variables">searchStack</text:span> method of the <text:span text:style-name="Class_20_Variables">$traceback</text:span> instance is passed the <text:span text:style-name="Class_20_Variables">Log_Class</text:span> and <text:span text:style-name="Class_20_Variables">Log_Method</text:span> values of the <text:span text:style-name="Class_20_Variables">$logProperties</text:span> class variable and the result is assigned to the <text:span text:style-name="Class_20_Variables">$level</text:span> method variable. <text:s/>If the <text:span text:style-name="Class_20_Variables">$level</text:span> method is false, </text:p>
      <text:p text:style-name="Method_20_Body"/>
      <text:p text:style-name="P18">the <text:span text:style-name="Class_20_Variables">searchStack</text:span> method of the <text:span text:style-name="Class_20_Variables">$traceback</text:span> instance is passed the default values of '<text:span text:style-name="Class_20_Variables">Library\Log</text:span>' for the class name and '<text:span text:style-name="Class_20_Variables">message</text:span>' for the method name, and the result is assigned to the <text:span text:style-name="Class_20_Variables">$level</text:span> method variable. <text:s/>If the <text:span text:style-name="Class_20_Variables">$level</text:span> method is still false,</text:p>
      <text:p text:style-name="P18"/>
      <text:p text:style-name="P19">The <text:span text:style-name="Class_20_Variables">Log_Format</text:span> value in the <text:span text:style-name="Class_20_Variables">$logProperties</text:span> class variable is assigned a value of '<text:span text:style-name="Class_20_Variables">none</text:span>', and the <text:span text:style-name="Class_20_Variables">$level</text:span> method variable, containing null, is returned.</text:p>
      <text:p text:style-name="P19"/>
      <text:p text:style-name="Method_20_Body">The <text:span text:style-name="Class_20_Variables">$skips</text:span> method variable is assigned the <text:span text:style-name="Class_20_Variables">Log_SkipLevel</text:span> value from the <text:span text:style-name="Class_20_Variables">$logProperties</text:span> class variable. <text:s/>If the <text:span text:style-name="Class_20_Variables">$skips</text:span> method is false, it is assigned the <text:span text:style-name="Class_20_Variables">Log_SkipLevel</text:span> value from the <text:span text:style-name="Class_20_Variables">$properties</text:span> class variable. <text:s/>If the <text:span text:style-name="Class_20_Variables">$skips</text:span> method variable is still false, it is assigned a default value of <text:span text:style-name="Class_20_Variables">0</text:span>.</text:p>
      <text:p text:style-name="Method_20_Body"/>
      <text:p text:style-name="Method_20_Body">If the <text:span text:style-name="Class_20_Variables">$skips</text:span> method variable is greater than 0, a control loop is entered:</text:p>
      <text:p text:style-name="Method_20_Body"/>
      <text:p text:style-name="P18">The <text:span text:style-name="Class_20_Variables">next</text:span> method of the <text:span text:style-name="Class_20_Variables">$traceback </text:span>method variable is called to move the stack pointer to the next lower level. <text:s/>The <text:span text:style-name="Class_20_Variables">$object</text:span> method variable is assigned the result of calling the <text:span text:style-name="Class_20_Variables">classObject</text:span> method of the <text:span text:style-name="Class_20_Variables">$traceback</text:span> method variable to get the new object pointed to.</text:p>
      <text:p text:style-name="P18"/>
      <text:p text:style-name="P18">If the type <text:span text:style-name="Class_20_Variables">$object</text:span> method variable is an object,</text:p>
      <text:p text:style-name="P18"/>
      <text:p text:style-name="P19">The PHP <text:span text:style-name="T3">get_class</text:span> function is called to get the class name of the <text:span text:style-name="Class_20_Variables">$object</text:span> method variable. <text:s/>If the class name returned is the same as the <text:span text:style-name="Class_20_Variables">Log_Class</text:span> value of the <text:span text:style-name="Class_20_Variables">$logProperties</text:span> class variable, the control loop is exited.</text:p>
      <text:p text:style-name="P19"/>
      <text:p text:style-name="P18">The <text:span text:style-name="Class_20_Variables">className</text:span> method of the <text:span text:style-name="Class_20_Variables">$traceback</text:span> method variable is called and compared to the <text:span text:style-name="Class_20_Variables">$object</text:span> method variable. <text:s/>If the two are the same, the control loop is exited.</text:p>
      <text:p text:style-name="P18"/>
      <text:p text:style-name="P18">The <text:span text:style-name="Class_20_Variables">$skips</text:span> method variable is decremented, and the value is 0, the control loop is exited.</text:p>
      <text:p text:style-name="P18"/>
      <text:p text:style-name="Method_20_Body">The <text:span text:style-name="Class_20_Variables">$level</text:span> method variable is returned.</text:p>
      <text:p text:style-name="Method_20_Body"/>
      <text:p text:style-name="Method_20_Body"/>
      <text:h text:style-name="P23" text:outline-level="5"><text:bookmark-start text:name="logFormat"/>logFormat<text:bookmark-end text:name="logFormat"/></text:h>
      <text:p text:style-name="Method_20_Body"/>
      <text:p text:style-name="Method_20_Body">Format the log message to the output buffer as a 'log' entry.</text:p>
      <text:p text:style-name="Method_20_Body"/>
      <text:p text:style-name="P14">/**</text:p>
      <text:p text:style-name="P14"><text:s/>* logFormat</text:p>
      <text:p text:style-name="P14"><text:s/>*</text:p>
      <text:p text:style-name="P14"><text:s/>* Format the log message to the output buffer as a 'log' entry</text:p>
      <text:p text:style-name="P14"><text:s/>* <text:span text:style-name="T3">@param</text:span> string $message = the message to output to the log</text:p>
      <text:p text:style-name="P14"><text:s/>* <text:span text:style-name="T3">@param</text:span> string $program = the name of the program doing the logging</text:p>
      <text:p text:style-name="P14"><text:s/>* <text:span text:style-name="T3">@param</text:span> array $level = debug traceback level information</text:p>
      <text:p text:style-name="P14"><text:s/>*/</text:p>
      <text:p text:style-name="P14">private function logFormat($message, $program, $level)</text:p>
      <text:p text:style-name="P14">{</text:p>
      <text:p text:style-name="P14"><text:tab/>if ($level !== null)</text:p>
      <text:p text:style-name="P14"><text:tab/>{</text:p>
      <text:p text:style-name="Method_20_Code_20_Listing"><text:span text:style-name="T6"><text:tab/></text:span><text:span text:style-name="T4"><text:tab/>$this-&gt;addField($this-&gt;logProperties-&gt;Log_Timestamp);</text:span></text:p>
      <text:p text:style-name="P13"><text:tab/><text:tab/>$this-&gt;addField($program);</text:p>
      <text:p text:style-name="P13"><text:tab/><text:tab/>$this-&gt;addField($this-&gt;logProperties-&gt;Log_Level);</text:p>
      <text:p text:style-name="P13"><text:tab/><text:tab/>$this-&gt;addField($level['class']);</text:p>
      <text:p text:style-name="P13"><text:tab/><text:tab/>$this-&gt;addField($level['function']);</text:p>
      <text:p text:style-name="P13"><text:tab/><text:tab/>$this-&gt;addField($level['line']);</text:p>
      <text:p text:style-name="P13"><text:tab/><text:tab/>$this-&gt;bufferLine($message);</text:p>
      <text:p text:style-name="Method_20_Code_20_Listing"><text:tab/>}</text:p>
      <text:p text:style-name="P14"><text:tab/>else</text:p>
      <text:p text:style-name="P14"><text:tab/>{</text:p>
      <text:p text:style-name="P14"><text:tab/><text:tab/>$this-&gt;bufferLine($message);</text:p>
      <text:p text:style-name="P14"><text:tab/>}</text:p>
      <text:p text:style-name="P14">}</text:p>
      <text:p text:style-name="Method_20_Body"/>
      <text:p text:style-name="Method_20_Body">The <text:span text:style-name="Class_20_Variables">logFormat</text:span> method expects three, mandatory parameters:</text:p>
      <text:p text:style-name="Method_20_Body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4">Parameter</text:p>
          </table:table-cell>
          <table:table-cell table:style-name="Table8.B1" office:value-type="string">
            <text:p text:style-name="P4">Description</text:p>
          </table:table-cell>
        </table:table-row>
        <table:table-row>
          <table:table-cell table:style-name="Table8.A2" office:value-type="string">
            <text:p text:style-name="P7">$message</text:p>
          </table:table-cell>
          <table:table-cell table:style-name="Table8.B2" office:value-type="string">
            <text:p text:style-name="Method_20_Table_20_Description">The message to write to the log.</text:p>
          </table:table-cell>
        </table:table-row>
        <table:table-row>
          <table:table-cell table:style-name="Table8.A2" office:value-type="string">
            <text:p text:style-name="P7">$program</text:p>
          </table:table-cell>
          <table:table-cell table:style-name="Table8.B2" office:value-type="string">
            <text:p text:style-name="Method_20_Table_20_Description">The name of the logging program.</text:p>
          </table:table-cell>
        </table:table-row>
        <table:table-row>
          <table:table-cell table:style-name="Table8.A2" office:value-type="string">
            <text:p text:style-name="P7">$level</text:p>
          </table:table-cell>
          <table:table-cell table:style-name="Table8.B2" office:value-type="string">
            <text:p text:style-name="Method_20_Table_20_Description">The Debug\Traceback level array information.</text:p>
          </table:table-cell>
        </table:table-row>
      </table:table>
      <text:p text:style-name="Method_20_Body"/>
      <text:p text:style-name="Method_20_Body">If the <text:span text:style-name="Class_20_Variables">$level</text:span> parameter is null, the <text:span text:style-name="Class_20_Variables">$message</text:span> parameter is passed to the <text:span text:style-name="Class_20_Variables">bufferLine</text:span> method to be added to the <text:span text:style-name="Class_20_Variables">$logBuffer </text:span>class variable, and the method is exited.</text:p>
      <text:p text:style-name="Method_20_Body"/>
      <text:p text:style-name="Method_20_Body">The <text:span text:style-name="Class_20_Variables">Log_Timestamp</text:span> and <text:span text:style-name="Class_20_Variables">Log_Level</text:span> values from the <text:span text:style-name="Class_20_Variables">$logProperties</text:span> class variable, the <text:span text:style-name="Class_20_Variables">$program</text:span> parameter, and the '<text:span text:style-name="Class_20_Variables">class</text:span>', '<text:span text:style-name="Class_20_Variables">function</text:span>' and '<text:span text:style-name="Class_20_Variables">line</text:span>' fields of the <text:span text:style-name="Class_20_Variables">$level</text:span> parameter are added to the <text:span text:style-name="Class_20_Variables">$logBuffer</text:span> class variable by passing the respective values to the <text:span text:style-name="Class_20_Variables">addField</text:span> method, followed by the <text:span text:style-name="Class_20_Variables">$message</text:span> parameter added to the <text:span text:style-name="Class_20_Variables">$logBuffer</text:span> by passing it to the <text:span text:style-name="Class_20_Variables">bufferLine</text:span> method.</text:p>
      <text:p text:style-name="Method_20_Body"/>
      <text:p text:style-name="Method_20_Body"/>
      <text:h text:style-name="P23" text:outline-level="5"><text:bookmark-start text:name="addField"/>addField<text:bookmark-end text:name="addField"/></text:h>
      <text:p text:style-name="Method_20_Body"/>
      <text:p text:style-name="Method_20_Body">Add the field to the log buffer followed by the current line separator character(s).</text:p>
      <text:p text:style-name="Method_20_Body"/>
      <text:p text:style-name="P13">/**</text:p>
      <text:p text:style-name="P13"><text:s/>* addField</text:p>
      <text:p text:style-name="P13"><text:s/>*</text:p>
      <text:p text:style-name="P13"><text:s/>* Add the field to the logBuffer followed by the current Line Separator character(s)</text:p>
      <text:p text:style-name="P13"><text:s/>* <text:span text:style-name="T3">@param</text:span> string $field = field contents to add</text:p>
      <text:p text:style-name="P13"><text:s/>*/</text:p>
      <text:p text:style-name="P13">protected function addField($field)</text:p>
      <text:p text:style-name="P13">{</text:p>
      <text:p text:style-name="P13"><text:tab/>if (! is_string($field))</text:p>
      <text:p text:style-name="P13"><text:tab/>{</text:p>
      <text:p text:style-name="P13"><text:tab/><text:tab/>$field = (string)$field;</text:p>
      <text:p text:style-name="P13"><text:tab/>}</text:p>
      <text:p text:style-name="P13"/>
      <text:p text:style-name="P13"><text:tab/>$this-&gt;bufferMessage($field . $this-&gt;logProperties-&gt;Log_LineSeparator);</text:p>
      <text:p text:style-name="P13">}</text:p>
      <text:p text:style-name="Method_20_Body"/>
      <text:p text:style-name="Method_20_Body">The <text:span text:style-name="Class_20_Variables">addField</text:span> method expects a single, mandatory parameter:</text:p>
      <text:p text:style-name="Method_20_Body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4">Parameter</text:p>
          </table:table-cell>
          <table:table-cell table:style-name="Table9.B1" office:value-type="string">
            <text:p text:style-name="P4">Description</text:p>
          </table:table-cell>
        </table:table-row>
        <table:table-row>
          <table:table-cell table:style-name="Table9.A2" office:value-type="string">
            <text:p text:style-name="P7">$field</text:p>
          </table:table-cell>
          <table:table-cell table:style-name="Table9.B2" office:value-type="string">
            <text:p text:style-name="Method_20_Table_20_Description">The field contents to add.</text:p>
          </table:table-cell>
        </table:table-row>
      </table:table>
      <text:p text:style-name="Method_20_Body"/>
      <text:p text:style-name="Method_20_Body">If the <text:span text:style-name="Class_20_Variables">$field</text:span> parameter is not a string, it is recast as a string.</text:p>
      <text:p text:style-name="Method_20_Body"/>
      <text:p text:style-name="Method_20_Body">The <text:span text:style-name="Class_20_Variables">$field</text:span> parameter, followed by the current <text:span text:style-name="Class_20_Variables">Log_LineSeparator</text:span> value from the <text:span text:style-name="Class_20_Variables">$logProperties</text:span> class variable, are added to the <text:span text:style-name="Class_20_Variables">$logBuffer</text:span> class variable by passing both values to the <text:span text:style-name="Class_20_Variables">bufferMessage</text:span> method.</text:p>
      <text:p text:style-name="Method_20_Body"/>
      <text:p text:style-name="Method_20_Body"/>
      <text:h text:style-name="P23" text:outline-level="5"><text:bookmark-start text:name="xmlFormat"/>xmlFormat<text:bookmark-end text:name="xmlFormat"/></text:h>
      <text:p text:style-name="Method_20_Body"/>
      <text:p text:style-name="Method_20_Body">Format the log message to the output buffer as an<text:span text:style-name="T10"> xml</text:span> entry.</text:p>
      <text:p text:style-name="Method_20_Body"/>
      <text:p text:style-name="P14">/**</text:p>
      <text:p text:style-name="P14"><text:s/>* xmlFormat</text:p>
      <text:p text:style-name="P14"><text:s/>*</text:p>
      <text:p text:style-name="P14"><text:s/>* Format the log message to the output buffer as an xml entry</text:p>
      <text:p text:style-name="P14"><text:s/>* <text:span text:style-name="T3">@param</text:span> string $message = the message to output to the log</text:p>
      <text:p text:style-name="P14"><text:s/>* <text:span text:style-name="T3">@param</text:span> string $program = the name of the program doing the logging</text:p>
      <text:p text:style-name="P14"><text:s/>* <text:span text:style-name="T3">@param</text:span> array $level = debug traceback level information</text:p>
      <text:p text:style-name="P14"><text:s/>*/</text:p>
      <text:p text:style-name="P14">private function xmlFormat($message, $program, $level)</text:p>
      <text:p text:style-name="P14">{</text:p>
      <text:p text:style-name="P14"><text:tab/>if ($level !== null)</text:p>
      <text:p text:style-name="P14"><text:tab/>{</text:p>
      <text:p text:style-name="P14"><text:tab/><text:tab/>$this-&gt;bufferLine('&lt;logentry&gt;');</text:p>
      <text:p text:style-name="P14"><text:tab/><text:tab/>$this-&gt;xmlIndent++;</text:p>
      <text:p text:style-name="P14"/>
      <text:p text:style-name="P14"><text:tab/><text:tab/>$this-&gt;bufferXMLItem('timestamp', $this-&gt;logProperties-&gt;Log_Timestamp);</text:p>
      <text:p text:style-name="P14"><text:tab/><text:tab/>$this-&gt;bufferXMLItem('program', $program);</text:p>
      <text:p text:style-name="P14"><text:tab/><text:tab/>$this-&gt;bufferXMLItem('level', $this-&gt;logProperties-&gt;Log_Level);</text:p>
      <text:p text:style-name="P14"><text:tab/><text:tab/>$this-&gt;bufferXMLItem('class', $level['class']);</text:p>
      <text:p text:style-name="P14"><text:tab/><text:tab/>$this-&gt;bufferXMLItem('method', $level['function']);</text:p>
      <text:p text:style-name="P14"><text:tab/><text:tab/>$this-&gt;bufferXMLItem('line', $level['line']);</text:p>
      <text:p text:style-name="P14"><text:tab/><text:tab/>$this-&gt;bufferXMLItem('message', $message);</text:p>
      <text:p text:style-name="P14"/>
      <text:p text:style-name="P14"><text:tab/><text:tab/>$this-&gt;xmlIndent--;</text:p>
      <text:p text:style-name="P14"><text:tab/><text:tab/>$this-&gt;bufferLine('&lt;/logentry&gt;');</text:p>
      <text:p text:style-name="P14"><text:tab/>}</text:p>
      <text:p text:style-name="P14"><text:tab/>else</text:p>
      <text:p text:style-name="P14"><text:tab/>{</text:p>
      <text:p text:style-name="P14"><text:tab/><text:tab/>$this-&gt;bufferLine($message);</text:p>
      <text:p text:style-name="P14"><text:tab/>}</text:p>
      <text:p text:style-name="P15">}</text:p>
      <text:p text:style-name="P20"/>
      <text:p text:style-name="Method_20_Body">The <text:span text:style-name="Class_20_Variables">logFormat</text:span> method expects three, mandatory parameters:</text:p>
      <text:p text:style-name="Method_20_Body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4">Parameter</text:p>
          </table:table-cell>
          <table:table-cell table:style-name="Table10.B1" office:value-type="string">
            <text:p text:style-name="P4">Description</text:p>
          </table:table-cell>
        </table:table-row>
        <table:table-row>
          <table:table-cell table:style-name="Table10.A2" office:value-type="string">
            <text:p text:style-name="P7">$message</text:p>
          </table:table-cell>
          <table:table-cell table:style-name="Table10.B2" office:value-type="string">
            <text:p text:style-name="Method_20_Table_20_Description">The message to write to the log.</text:p>
          </table:table-cell>
        </table:table-row>
        <table:table-row>
          <table:table-cell table:style-name="Table10.A2" office:value-type="string">
            <text:p text:style-name="P7">$program</text:p>
          </table:table-cell>
          <table:table-cell table:style-name="Table10.B2" office:value-type="string">
            <text:p text:style-name="Method_20_Table_20_Description">The name of the logging program.</text:p>
          </table:table-cell>
        </table:table-row>
        <table:table-row>
          <table:table-cell table:style-name="Table10.A2" office:value-type="string">
            <text:p text:style-name="P7">$level</text:p>
          </table:table-cell>
          <table:table-cell table:style-name="Table10.B2" office:value-type="string">
            <text:p text:style-name="Method_20_Table_20_Description">The Debug\Traceback level array information.</text:p>
          </table:table-cell>
        </table:table-row>
      </table:table>
      <text:p text:style-name="Method_20_Body"/>
      <text:p text:style-name="Method_20_Body">If the <text:span text:style-name="Class_20_Variables">$level</text:span> parameter is null, the <text:span text:style-name="Class_20_Variables">$message</text:span> parameter is passed to the <text:span text:style-name="Class_20_Variables">bufferLine</text:span> method to be added to the <text:span text:style-name="Class_20_Variables">$logBuffer</text:span> class variable, and the method is exited.</text:p>
      <text:p text:style-name="Method_20_Body"/>
      <text:p text:style-name="Method_20_Body">The XML formatted output starts by passing the literal '<text:span text:style-name="Class_20_Variables">&lt;logentry&gt;</text:span>' to the <text:span text:style-name="Class_20_Variables">bufferLine</text:span> method to be added to the <text:span text:style-name="Class_20_Variables">$logBuffer</text:span> class variable. </text:p>
      <text:p text:style-name="Method_20_Body"/>
      <text:p text:style-name="Method_20_Body">The <text:span text:style-name="Class_20_Variables">$xmlIndent</text:span> class variable is incremented to indent the following output.</text:p>
      <text:p text:style-name="Method_20_Body"/>
      <text:p text:style-name="Method_20_Body">The <text:span text:style-name="Class_20_Variables">Log_Timestamp</text:span> and <text:span text:style-name="Class_20_Variables">Log_Level</text:span> values from the <text:span text:style-name="Class_20_Variables">$logProperties</text:span> class variable, the <text:span text:style-name="Class_20_Variables">$program</text:span> and <text:span text:style-name="Class_20_Variables">$message</text:span> parameter, and the '<text:span text:style-name="Class_20_Variables">class</text:span>', '<text:span text:style-name="Class_20_Variables">function</text:span>' and '<text:span text:style-name="Class_20_Variables">line</text:span>' fields of the <text:span text:style-name="Class_20_Variables">$level</text:span> parameter are added to the <text:span text:style-name="Class_20_Variables">$logBuffer</text:span> class variable by passing the <text:soft-page-break/>respective values to the <text:span text:style-name="Class_20_Variables">bufferXMLItem</text:span> method.</text:p>
      <text:p text:style-name="Method_20_Body"/>
      <text:p text:style-name="Method_20_Body">The <text:span text:style-name="Class_20_Variables">$xmlIndent</text:span> class variable is decremented to stop the indenting of the following output.</text:p>
      <text:p text:style-name="Method_20_Body"/>
      <text:p text:style-name="Method_20_Body">The XML formatted output is ended by passing the literal '<text:span text:style-name="Class_20_Variables">&lt;/logentry&gt;</text:span>' to the <text:span text:style-name="Class_20_Variables">bufferLine</text:span> method to be added to the <text:span text:style-name="Class_20_Variables">$logBuffer</text:span> class variable.</text:p>
      <text:p text:style-name="Method_20_Body"/>
      <text:p text:style-name="Method_20_Body"/>
      <text:h text:style-name="P23" text:outline-level="5"><text:bookmark-start text:name="bufferXMLItem"/>bufferXMLItem<text:bookmark-end text:name="bufferXMLItem"/></text:h>
      <text:p text:style-name="Method_20_Body"/>
      <text:p text:style-name="Method_20_Body">Add the item to the buffer, indented by <text:span text:style-name="Class_20_Variables">$xmlIndent</text:span> spaces.</text:p>
      <text:p text:style-name="Method_20_Body"/>
      <text:p text:style-name="P14">/**</text:p>
      <text:p text:style-name="P14"><text:s/>* bufferXMLItem</text:p>
      <text:p text:style-name="P14"><text:s/>*</text:p>
      <text:p text:style-name="P14"><text:s/>* Add the item to the buffer, indented by $indent spaces</text:p>
      <text:p text:style-name="P14"><text:s/>* <text:span text:style-name="T3">@param</text:span> string $itemName = name of the item to add</text:p>
      <text:p text:style-name="P14"><text:s/>* <text:span text:style-name="T3">@param</text:span> mixed $itemValue = value of the named item</text:p>
      <text:p text:style-name="P14"><text:s/>*/</text:p>
      <text:p text:style-name="P14">protected function bufferXMLItem($itemName, $itemValue)</text:p>
      <text:p text:style-name="P14">{</text:p>
      <text:p text:style-name="P14"><text:tab/>$this-&gt;bufferMessage($this-&gt;xmlIndent());</text:p>
      <text:p text:style-name="P14"><text:tab/>$this-&gt;bufferMessage('&lt;' . $itemName . '&gt;');</text:p>
      <text:p text:style-name="P14"/>
      <text:p text:style-name="P14"><text:tab/>if (is_string($itemValue) &amp;&amp; (strlen($itemValue) &gt; 0))</text:p>
      <text:p text:style-name="P14"><text:tab/>{</text:p>
      <text:p text:style-name="P14"><text:tab/><text:tab/>$itemValue = str_replace(PHP_EOL, </text:p>
      <text:p text:style-name="P14"><text:tab/><text:tab/><text:tab/><text:tab/><text:tab/> <text:s text:c="4"/>$this-&gt;logProperties-&gt;Line_Separator,</text:p>
      <text:p text:style-name="P14"><text:tab/><text:tab/><text:tab/><text:tab/><text:tab/> <text:s text:c="4"/>$itemValue);</text:p>
      <text:p text:style-name="P14"><text:tab/><text:tab/>$itemValue = rtrim($itemValue);</text:p>
      <text:p text:style-name="P14"><text:tab/>}</text:p>
      <text:p text:style-name="P14"/>
      <text:p text:style-name="P14"><text:tab/>$this-&gt;bufferMessage($itemValue);</text:p>
      <text:p text:style-name="P14"><text:tab/>$this-&gt;bufferLine('&lt;/' . $itemName . '&gt;');</text:p>
      <text:p text:style-name="P14">}</text:p>
      <text:p text:style-name="Method_20_Body"/>
      <text:p text:style-name="Method_20_Body">The <text:span text:style-name="Class_20_Variables">bufferXMLItem</text:span> method expects two, mandatory parameters:</text:p>
      <text:p text:style-name="Method_20_Body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4">Parameter</text:p>
          </table:table-cell>
          <table:table-cell table:style-name="Table11.B1" office:value-type="string">
            <text:p text:style-name="P4">Description</text:p>
          </table:table-cell>
        </table:table-row>
        <table:table-row>
          <table:table-cell table:style-name="Table11.A2" office:value-type="string">
            <text:p text:style-name="P7">$itemName</text:p>
          </table:table-cell>
          <table:table-cell table:style-name="Table11.B2" office:value-type="string">
            <text:p text:style-name="Method_20_Table_20_Description">The name of the item to be added.</text:p>
          </table:table-cell>
        </table:table-row>
        <table:table-row>
          <table:table-cell table:style-name="Table11.A2" office:value-type="string">
            <text:p text:style-name="P7">$itemValue</text:p>
          </table:table-cell>
          <table:table-cell table:style-name="Table11.B2" office:value-type="string">
            <text:p text:style-name="Method_20_Table_20_Description">The value of the named item.</text:p>
          </table:table-cell>
        </table:table-row>
      </table:table>
      <text:p text:style-name="Method_20_Body"/>
      <text:p text:style-name="Method_20_Body">The <text:span text:style-name="Class_20_Variables">xmlIndent</text:span> method is called to generate the required number of blanks to indent the next xml item, and the result is passed to the <text:span text:style-name="Class_20_Variables">bufferMessage</text:span> method to store in the <text:span text:style-name="Class_20_Variables">$logBuffer</text:span> class variable.</text:p>
      <text:p text:style-name="Method_20_Body"/>
      <text:p text:style-name="Method_20_Body">An XML start tag is generated for the <text:span text:style-name="Class_20_Variables">$itemName</text:span> parameter and added to the <text:span text:style-name="Class_20_Variables">$logBuffer</text:span> class variable by passing it to the <text:span text:style-name="Class_20_Variables">bufferMessage</text:span> method.</text:p>
      <text:p text:style-name="Method_20_Body"/>
      <text:p text:style-name="Method_20_Body">Any blanks and PHP_EOL characters found at the end of the <text:span text:style-name="Class_20_Variables">$itemValue</text:span> parameter are stripped off by calling the PHP <text:span text:style-name="Class_20_Variables">rtrim</text:span> function.</text:p>
      <text:p text:style-name="Method_20_Body"/>
      <text:p text:style-name="Method_20_Body">If the <text:span text:style-name="Class_20_Variables">$itemValue</text:span> parameter is a string and it's length is greater than 0, the <text:span text:style-name="Class_20_Variables">$itemValue</text:span> is searched for a PHP_EOL sequence by calling the PHP <text:span text:style-name="Class_20_Variables">str_replace</text:span> function and, if found, replaces it with the current <text:span text:style-name="Class_20_Variables">Log_LineSeparator</text:span> value from the <text:span text:style-name="Class_20_Variables">$logProperties</text:span> class variable. <text:s/>The <text:span text:style-name="Class_20_Variables">$itemValue</text:span> parameter is added to the <text:span text:style-name="Class_20_Variables">$logBuffer</text:span> by passing it to the <text:span text:style-name="Class_20_Variables">bufferMessage</text:span> method.</text:p>
      <text:p text:style-name="Method_20_Body"/>
      <text:p text:style-name="Method_20_Body">Finally, an XML end tag is created from the <text:span text:style-name="Class_20_Variables">$itemName</text:span> parameter and added to the <text:span text:style-name="Class_20_Variables">$logBuffer </text:span>by calling the <text:span text:style-name="Class_20_Variables">bufferLine</text:span> method.</text:p>
      <text:p text:style-name="Method_20_Body"/>
      <text:h text:style-name="P25" text:outline-level="5"><text:bookmark-start text:name="xmlIndent"/><text:soft-page-break/>xmlIndent<text:bookmark-end text:name="xmlIndent"/></text:h>
      <text:p text:style-name="Method_20_Body"/>
      <text:p text:style-name="Method_20_Body"><text:span text:style-name="Class_20_Variables"><text:span text:style-name="T2">Returns the number of spaces (x 2) in </text:span></text:span><text:span text:style-name="Class_20_Variables"><text:span text:style-name="T9">$xmlIndent</text:span></text:span><text:span text:style-name="Class_20_Variables"><text:span text:style-name="T2">.</text:span></text:span></text:p>
      <text:p text:style-name="Method_20_Body"><text:span text:style-name="Class_20_Variables"><text:span text:style-name="T2"/></text:span></text:p>
      <text:p text:style-name="Method_20_Code_20_Listing"><text:span text:style-name="Class_20_Variables"><text:span text:style-name="T5">/**</text:span></text:span></text:p>
      <text:p text:style-name="P13"><text:s/>* xmlIndent</text:p>
      <text:p text:style-name="P13"><text:s/>*</text:p>
      <text:p text:style-name="P13"><text:s/>* returns the number of spaces (x 2) in $xmlIndent</text:p>
      <text:p text:style-name="P13"><text:s/>* <text:span text:style-name="T3">@return</text:span> string</text:p>
      <text:p text:style-name="P13"><text:s/>*/</text:p>
      <text:p text:style-name="P13">protected function xmlIndent()</text:p>
      <text:p text:style-name="P13">{</text:p>
      <text:p text:style-name="P13"><text:tab/>return str_repeat(' <text:s/>', $this-&gt;xmlIndent);</text:p>
      <text:p text:style-name="P13">}</text:p>
      <text:p text:style-name="Method_20_Body"><text:span text:style-name="Class_20_Variables"><text:span text:style-name="T2"/></text:span></text:p>
      <text:p text:style-name="Method_20_Body"><text:span text:style-name="Class_20_Variables"><text:span text:style-name="T2">The PHP </text:span></text:span><text:span text:style-name="Class_20_Variables"><text:span text:style-name="T9">str_repeat</text:span></text:span><text:span text:style-name="Class_20_Variables"><text:span text:style-name="T2"> function is called to generate 2 times the value in the </text:span></text:span><text:span text:style-name="Class_20_Variables"><text:span text:style-name="T9">$xmlIndent</text:span></text:span><text:span text:style-name="Class_20_Variables"><text:span text:style-name="T2"> class variable blank characters and returns the result.</text:span></text:span></text:p>
      <text:p text:style-name="Method_20_Body"><text:span text:style-name="Class_20_Variables"><text:span text:style-name="T2"/></text:span></text:p>
      <text:p text:style-name="Method_20_Body"><text:span text:style-name="Class_20_Variables"><text:span text:style-name="T2"/></text:span></text:p>
      <text:h text:style-name="P23" text:outline-level="5"><text:bookmark-start text:name="bufferLine"/>bufferLine<text:bookmark-end text:name="bufferLine"/></text:h>
      <text:p text:style-name="Method_20_Body"/>
      <text:p text:style-name="Method_20_Body">Add a (possibly empty) message to the log buffer followed by PHP_EOL sequence.</text:p>
      <text:p text:style-name="Method_20_Body"/>
      <text:p text:style-name="P13">/**</text:p>
      <text:p text:style-name="P13"><text:s/>* bufferLine</text:p>
      <text:p text:style-name="P13"><text:s/>*</text:p>
      <text:p text:style-name="P13"><text:s/>* Add a (possibly empty) message to the log buffer followed by PHP_EOL sequence</text:p>
      <text:p text:style-name="P13"><text:s/>* <text:span text:style-name="T3">@param</text:span> string $message = (optional) message to add</text:p>
      <text:p text:style-name="P13"><text:s/>*/</text:p>
      <text:p text:style-name="P13">protected function bufferLine($message='')</text:p>
      <text:p text:style-name="P13">{</text:p>
      <text:p text:style-name="P13"><text:tab/>$this-&gt;bufferMessage($message . PHP_EOL);</text:p>
      <text:p text:style-name="P13">}</text:p>
      <text:p text:style-name="Method_20_Body"/>
      <text:p text:style-name="Method_20_Body">The <text:span text:style-name="Class_20_Variables">bufferLine</text:span> method expects a single, optional parameter:</text:p>
      <text:p text:style-name="Method_20_Body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4">Parameter</text:p>
          </table:table-cell>
          <table:table-cell table:style-name="Table12.B1" office:value-type="string">
            <text:p text:style-name="P4">Description</text:p>
          </table:table-cell>
        </table:table-row>
        <table:table-row>
          <table:table-cell table:style-name="Table12.A2" office:value-type="string">
            <text:p text:style-name="P7">$message</text:p>
          </table:table-cell>
          <table:table-cell table:style-name="Table12.B2" office:value-type="string">
            <text:p text:style-name="Method_20_Table_20_Description">The message to add.</text:p>
          </table:table-cell>
        </table:table-row>
      </table:table>
      <text:p text:style-name="Method_20_Body"/>
      <text:p text:style-name="Method_20_Body">A PHP_EOL sequence is appended to the <text:span text:style-name="Class_20_Variables">$message</text:span> parameter and the result is passed to the <text:span text:style-name="Class_20_Variables">bufferMessage</text:span> method.</text:p>
      <text:p text:style-name="Method_20_Body"/>
      <text:p text:style-name="Method_20_Body"/>
      <text:h text:style-name="P23" text:outline-level="5"><text:bookmark-start text:name="bufferMessage"/>bufferMessage<text:bookmark-end text:name="bufferMessage"/></text:h>
      <text:p text:style-name="Method_20_Body"/>
      <text:p text:style-name="Method_20_Body">Add a message to the log buffer.</text:p>
      <text:p text:style-name="Method_20_Body"/>
      <text:p text:style-name="P13">/**</text:p>
      <text:p text:style-name="P13"><text:s/>* bufferMessage</text:p>
      <text:p text:style-name="P13"><text:s/>*</text:p>
      <text:p text:style-name="P13"><text:s/>* Add a message to the log buffer</text:p>
      <text:p text:style-name="P13"><text:s/>* <text:span text:style-name="T3">@param</text:span> string $message = message to add</text:p>
      <text:p text:style-name="P13"><text:s/>*/</text:p>
      <text:p text:style-name="P13">protected function bufferMessage($message)</text:p>
      <text:p text:style-name="P13">{</text:p>
      <text:p text:style-name="P13"><text:tab/>$this-&gt;logBuffer .= $message;</text:p>
      <text:p text:style-name="P13">}</text:p>
      <text:p text:style-name="Method_20_Body"/>
      <text:p text:style-name="Method_20_Body">The <text:span text:style-name="Class_20_Variables">bufferMessage</text:span> method expects a single, optional parameter:</text:p>
      <text:p text:style-name="Method_20_Body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4">Parameter</text:p>
          </table:table-cell>
          <table:table-cell table:style-name="Table13.B1" office:value-type="string">
            <text:p text:style-name="P4">Description</text:p>
          </table:table-cell>
        </table:table-row>
        <table:table-row>
          <table:table-cell table:style-name="Table13.A2" office:value-type="string">
            <text:p text:style-name="P7">$message</text:p>
          </table:table-cell>
          <table:table-cell table:style-name="Table13.B2" office:value-type="string">
            <text:p text:style-name="Method_20_Table_20_Description">The message to add.</text:p>
          </table:table-cell>
        </table:table-row>
      </table:table>
      <text:p text:style-name="Method_20_Body"/>
      <text:p text:style-name="Method_20_Body">The <text:span text:style-name="Class_20_Variables">$message</text:span> parameter is appended to the <text:span text:style-name="Class_20_Variables">$logBuffer</text:span> class variable.</text:p>
      <text:p text:style-name="Method_20_Body"/>
      <text:p text:style-name="Method_20_Body"/>
      <text:h text:style-name="P23" text:outline-level="5"><text:bookmark-start text:name="getTimestamp"/>getTimestamp<text:bookmark-end text:name="getTimestamp"/></text:h>
      <text:p text:style-name="Method_20_Body"/>
      <text:p text:style-name="P20">Get the current timestamp.</text:p>
      <text:p text:style-name="P20"/>
      <text:p text:style-name="P14">/**</text:p>
      <text:p text:style-name="P14"><text:s/>* getTimestamp</text:p>
      <text:p text:style-name="P14"><text:s/>*</text:p>
      <text:p text:style-name="P14"><text:s/>* get the current timestamp</text:p>
      <text:p text:style-name="P14"><text:s/>* <text:span text:style-name="T3">@return</text:span> string $timestamp</text:p>
      <text:p text:style-name="P14"><text:s/>*/</text:p>
      <text:p text:style-name="P14">public function getTimestamp()</text:p>
      <text:p text:style-name="P14">{</text:p>
      <text:p text:style-name="P14"><text:tab/>return date('Y-m-d H:i:s') . substr((string)microtime(), 1, 6);</text:p>
      <text:p text:style-name="P14">}</text:p>
      <text:p text:style-name="P20"/>
      <text:p text:style-name="P20">A timestamp is generated by calling the PHP <text:span text:style-name="Class_20_Variables">date</text:span> and <text:span text:style-name="Class_20_Variables">microtime</text:span> functions and the result returned.</text:p>
      <text:p text:style-name="P20"/>
      <text:p text:style-name="Method_20_Body"/>
      <text:h text:style-name="P22" text:outline-level="3">Source Listing</text:h>
      <text:p text:style-name="Coding_20_Body"/>
      <text:p text:style-name="P2">&lt;?php</text:p>
      <text:p text:style-name="P3">namespace Library\Log;</text:p>
      <text:p text:style-name="P3">use Library\Error;</text:p>
      <text:p text:style-name="P3"/>
      <text:p text:style-name="P3">/*</text:p>
      <text:p text:style-name="P3"><text:s/>* <text:tab/>Log\Format is copyright © 2012. EarthWalk Software.</text:p>
      <text:p text:style-name="P3"><text:s/>* <text:tab/>Licensed under the Academic Free License version 3.0.</text:p>
      <text:p text:style-name="P3"><text:s/>* <text:tab/>Refer to the file named License provided with the source, </text:p>
      <text:p text:style-name="P3"><text:s/>* <text:tab/><text:tab/>or from http://opensource.org/licenses/academic.php.</text:p>
      <text:p text:style-name="P3"><text:s/>*/</text:p>
      <text:p text:style-name="P3">/**</text:p>
      <text:p text:style-name="P3"><text:s/>* Library\Log\Format.</text:p>
      <text:p text:style-name="P3"><text:s/>*</text:p>
      <text:p text:style-name="P3"><text:s/>* Format the log message for output using previously set flags and options. <text:s/></text:p>
      <text:p text:style-name="P3"><text:s/>* Class must be extended by an adapter class to output the formatted message.</text:p>
      <text:p text:style-name="P3"><text:s/>* <text:span text:style-name="T3">@author</text:span> Jay Wheeler.</text:p>
      <text:p text:style-name="P3"><text:s/>* <text:span text:style-name="T3">@version</text:span> 1.0</text:p>
      <text:p text:style-name="P3"><text:s/>* <text:span text:style-name="T3">@copyright</text:span> © 2012. EarthWalk Software.</text:p>
      <text:p text:style-name="P3"><text:s/>* <text:span text:style-name="T3">@license</text:span> Licensed under the Academic Free License version 3.0.</text:p>
      <text:p text:style-name="P3"><text:s/>* <text:span text:style-name="T3">@package</text:span> Library</text:p>
      <text:p text:style-name="P3"><text:s/>* <text:span text:style-name="T3">@subpackage</text:span> Log.</text:p>
      <text:p text:style-name="P3"><text:s/>*/</text:p>
      <text:p text:style-name="P3">class Format extends Base</text:p>
      <text:p text:style-name="P3">{</text:p>
      <text:p text:style-name="P3"><text:tab/>/**</text:p>
      <text:p text:style-name="P3"><text:tab/> * logBuffer</text:p>
      <text:p text:style-name="P3"><text:tab/> *</text:p>
      <text:p text:style-name="P3"><text:tab/> * log output buffer contents</text:p>
      <text:p text:style-name="P3"><text:tab/> * <text:span text:style-name="T3">@var</text:span> string $logBuffer</text:p>
      <text:p text:style-name="P3"><text:tab/> */</text:p>
      <text:p text:style-name="P3"><text:tab/>protected<text:tab/>$logBuffer;</text:p>
      <text:p text:style-name="P3"/>
      <text:p text:style-name="P3"><text:tab/>/**</text:p>
      <text:p text:style-name="P3"><text:tab/> * xmlIndent</text:p>
      <text:p text:style-name="P3"><text:tab/> *</text:p>
      <text:p text:style-name="P3"><text:tab/> * Contains the number of 'indents' to apply to XML items</text:p>
      <text:p text:style-name="P3"><text:tab/> * <text:span text:style-name="T3">@var</text:span> integer $xmlIndent</text:p>
      <text:p text:style-name="P3"><text:tab/> */</text:p>
      <text:p text:style-name="P3"><text:tab/>protected $xmlIndent;</text:p>
      <text:p text:style-name="P3"/>
      <text:p text:style-name="P3"><text:tab/>/**</text:p>
      <text:p text:style-name="P3"><text:tab/> * __construct</text:p>
      <text:p text:style-name="P3"><text:tab/> *</text:p>
      <text:p text:style-name="P3"><text:tab/> * Create a new instance of the Log\Format class</text:p>
      <text:p text:style-name="P21"><text:tab/> * <text:span text:style-name="T3">@param</text:span> object $properties = Properties object instance containing </text:p>
      <text:p text:style-name="P21"><text:tab/> *<text:tab/><text:tab/><text:tab/><text:tab/><text:tab/><text:tab/> <text:s text:c="2"/>required properties and their values</text:p>
      <text:p text:style-name="P3"><text:tab/> */</text:p>
      <text:p text:style-name="P3"><text:tab/>public function __construct($properties)</text:p>
      <text:p text:style-name="P3"><text:tab/>{</text:p>
      <text:p text:style-name="P3"><text:tab/><text:tab/>parent::__construct($properties);</text:p>
      <text:p text:style-name="P3"/>
      <text:p text:style-name="P3"><text:tab/><text:tab/>$this-&gt;xmlIndent<text:tab/>= 0;</text:p>
      <text:p text:style-name="P3"><text:tab/><text:tab/>$this-&gt;logBuffer<text:tab/>= '';</text:p>
      <text:p text:style-name="P3"><text:tab/>}</text:p>
      <text:p text:style-name="P3"/>
      <text:p text:style-name="P3"/>
      <text:p text:style-name="P9"><text:tab/>/**</text:p>
      <text:p text:style-name="P3"><text:tab/> * __destruct</text:p>
      <text:p text:style-name="P3"><text:tab/> *</text:p>
      <text:p text:style-name="P3"><text:tab/> * class destructor</text:p>
      <text:p text:style-name="P3"><text:tab/> * <text:span text:style-name="T3">@return</text:span> null</text:p>
      <text:p text:style-name="P3"><text:tab/> */</text:p>
      <text:p text:style-name="P3"><text:tab/>public function __destruct()</text:p>
      <text:p text:style-name="P3"><text:tab/>{</text:p>
      <text:p text:style-name="P3"><text:tab/>}</text:p>
      <text:p text:style-name="P3"/>
      <text:p text:style-name="P3"><text:tab/>/**</text:p>
      <text:p text:style-name="P3"><text:tab/> * log</text:p>
      <text:p text:style-name="P3"><text:tab/> *</text:p>
      <text:p text:style-name="P3"><text:tab/> * Log a message to the current log device</text:p>
      <text:p text:style-name="P3"><text:tab/> * <text:span text:style-name="T3">@param</text:span> string $message = message to write to the log file</text:p>
      <text:p text:style-name="P3"><text:tab/> * <text:span text:style-name="T3">@param</text:span> mixed $logProperties = (optional):</text:p>
      <text:p text:style-name="P21"><text:tab/> * <text:tab/>'Log_Level'<text:tab/> <text:s text:c="3"/>=&gt; &lt;(optional) error level</text:p>
      <text:p text:style-name="P21"><text:tab/> *<text:tab/><text:tab/><text:tab/><text:tab/> (default = Library\Log::LOG_BSD_ERR)&gt;,</text:p>
      <text:p text:style-name="P21"><text:tab/> * <text:tab/>'Log_Format'<text:tab/> <text:s text:c="3"/>=&gt; &lt;(optional) format type: 'none', 'timestamp', 'log', </text:p>
      <text:p text:style-name="P21"><text:tab/> *<text:tab/><text:tab/><text:tab/><text:tab/><text:tab/><text:tab/><text:tab/> <text:s text:c="2"/>'xml' (default = 'none')</text:p>
      <text:p text:style-name="P3"><text:tab/> * <text:tab/>'Log_LineNumber' =&gt; &lt;linenumber&gt;,</text:p>
      <text:p text:style-name="P3"><text:tab/> * <text:tab/>'Log_Method' <text:s text:c="4"/>=&gt; &lt;(optional) name of the calling method&gt;,</text:p>
      <text:p text:style-name="P3"><text:tab/> * <text:tab/>'Log_Class' <text:s text:c="5"/>=&gt; &lt;(optional) name of the calling class&gt;,</text:p>
      <text:p text:style-name="P3"><text:tab/> * <text:tab/>'Log_Program' <text:s text:c="3"/>=&gt; &lt;(optional) name of the program to log&gt;</text:p>
      <text:p text:style-name="P3"><text:tab/> * <text:tab/>'Log_SkipLevels' =&gt; &lt;(optional) number of levels to skip in traceback stack</text:p>
      <text:p text:style-name="P3"><text:tab/> * <text:tab/>'Log_Timestamp' <text:s/>=&gt; &lt;(optional) timestamp of the event&gt;</text:p>
      <text:p text:style-name="P3"><text:tab/> * <text:span text:style-name="T3">@return</text:span> string $logBuffer = string contains formatted message.</text:p>
      <text:p text:style-name="P3"><text:tab/> * <text:span text:style-name="T3">@throws</text:span> Library\Log\Exception</text:p>
      <text:p text:style-name="P3"><text:tab/> */</text:p>
      <text:p text:style-name="P3"><text:tab/>public function log($message, $logProperties=Library\Log::LOG_BSD_ERR)</text:p>
      <text:p text:style-name="P3"><text:tab/>{</text:p>
      <text:p text:style-name="P3"><text:tab/><text:tab/>$this-&gt;logProperties($logProperties);</text:p>
      <text:p text:style-name="P3"/>
      <text:p text:style-name="P3"><text:tab/><text:tab/>$this-&gt;logBuffer = '';</text:p>
      <text:p text:style-name="P3"/>
      <text:p text:style-name="P3"><text:tab/><text:tab/>if (! $timestamp = $this-&gt;logProperties-&gt;Log_Timestamp)</text:p>
      <text:p text:style-name="P3"><text:tab/><text:tab/>{</text:p>
      <text:p text:style-name="P3"><text:tab/><text:tab/><text:tab/>$timestamp = $this-&gt;getTimestamp();</text:p>
      <text:p text:style-name="P3"><text:tab/><text:tab/>}</text:p>
      <text:p text:style-name="P3"/>
      <text:p text:style-name="P3"><text:tab/><text:tab/>if (! $this-&gt;logProperties-&gt;exists('Log_LineSeparator'))</text:p>
      <text:p text:style-name="P3"><text:tab/><text:tab/>{</text:p>
      <text:p text:style-name="P3"><text:tab/><text:tab/><text:tab/>$this-&gt;logProperties-&gt;Log_LineSeparator = </text:p>
      <text:p text:style-name="P3"><text:tab/><text:tab/><text:tab/><text:tab/>$this-&gt;properties-&gt;exists('Log_LineSeparator') </text:p>
      <text:p text:style-name="P3"><text:tab/><text:tab/><text:tab/><text:tab/><text:tab/>? $this-&gt;properties-&gt;Log_LineSeparator : '|';</text:p>
      <text:p text:style-name="P3"><text:tab/><text:tab/>}</text:p>
      <text:p text:style-name="P3"/>
      <text:p text:style-name="P3"><text:tab/><text:tab/>if (! $logProgram = $this-&gt;logProperties-&gt;Log_Program)</text:p>
      <text:p text:style-name="P3"><text:tab/><text:tab/>{</text:p>
      <text:p text:style-name="P3"><text:tab/><text:tab/><text:tab/>$logProgram = $this-&gt;properties-&gt;Log_Program </text:p>
      <text:p text:style-name="P3"><text:tab/><text:tab/><text:tab/><text:tab/><text:tab/><text:tab/>? $this-&gt;properties-&gt;Log_Program : '&lt;unspecified&gt;';</text:p>
      <text:p text:style-name="P3"><text:tab/><text:tab/>}</text:p>
      <text:p text:style-name="P3"/>
      <text:p text:style-name="P3"><text:tab/><text:tab/>if (! $format = $this-&gt;logProperties-&gt;Log_Format)</text:p>
      <text:p text:style-name="P3"><text:tab/><text:tab/>{</text:p>
      <text:p text:style-name="P3"><text:tab/><text:tab/><text:tab/>$format = $this-&gt;properties-&gt;exists('Log_Format') </text:p>
      <text:p text:style-name="P3"><text:tab/><text:tab/><text:tab/><text:tab/><text:tab/><text:tab/>? $this-&gt;properties-&gt;Log_Format : 'none';</text:p>
      <text:p text:style-name="P3"><text:tab/><text:tab/>}</text:p>
      <text:p text:style-name="P3"/>
      <text:p text:style-name="P3"><text:tab/><text:tab/>switch($format)</text:p>
      <text:p text:style-name="P3"><text:tab/><text:tab/>{</text:p>
      <text:p text:style-name="P3"><text:soft-page-break/><text:tab/><text:tab/><text:tab/>default:</text:p>
      <text:p text:style-name="P3"><text:tab/><text:tab/><text:tab/>case 'none':</text:p>
      <text:p text:style-name="P3"><text:tab/><text:tab/><text:tab/><text:tab/>$this-&gt;bufferLine($message);</text:p>
      <text:p text:style-name="P3"><text:tab/><text:tab/><text:tab/><text:tab/>break;</text:p>
      <text:p text:style-name="P3"/>
      <text:p text:style-name="P3"><text:tab/><text:tab/><text:tab/>case 'timestamp':</text:p>
      <text:p text:style-name="P3"><text:tab/><text:tab/><text:tab/><text:tab/>$this-&gt;bufferLine(sprintf("%s: %s", $timestamp, $message));</text:p>
      <text:p text:style-name="P3"><text:tab/><text:tab/><text:tab/><text:tab/>break;</text:p>
      <text:p text:style-name="P3"/>
      <text:p text:style-name="P3"><text:tab/><text:tab/><text:tab/>case 'log':</text:p>
      <text:p text:style-name="P3"><text:tab/><text:tab/><text:tab/><text:tab/>$this-&gt;logFormat($message, $logProgram, $this-&gt;skipToLevel());</text:p>
      <text:p text:style-name="P3"><text:tab/><text:tab/><text:tab/><text:tab/>break;</text:p>
      <text:p text:style-name="P3"/>
      <text:p text:style-name="P3"><text:tab/><text:tab/><text:tab/>case 'xml':</text:p>
      <text:p text:style-name="P3"><text:tab/><text:tab/><text:tab/><text:tab/>$this-&gt;xmlFormat($message, $logProgram, $this-&gt;skipToLevel());</text:p>
      <text:p text:style-name="P3"><text:tab/><text:tab/><text:tab/><text:tab/>break;</text:p>
      <text:p text:style-name="P3"><text:tab/><text:tab/>}</text:p>
      <text:p text:style-name="P3"><text:tab/><text:tab/></text:p>
      <text:p text:style-name="P3"><text:tab/><text:tab/>return $this-&gt;logBuffer;</text:p>
      <text:p text:style-name="P3"><text:tab/>}</text:p>
      <text:p text:style-name="P3"/>
      <text:p text:style-name="P3"><text:tab/>/**</text:p>
      <text:p text:style-name="P3"><text:tab/> * skipToLevel</text:p>
      <text:p text:style-name="P3"><text:tab/> *</text:p>
      <text:p text:style-name="P3"><text:tab/> * Skip the number levels indicated, or until proper calling method is reached</text:p>
      <text:p text:style-name="P3"><text:tab/> * <text:span text:style-name="T3">@return</text:span> array $level = the final level, or null if not found.</text:p>
      <text:p text:style-name="P3"><text:tab/> */</text:p>
      <text:p text:style-name="P3"><text:tab/>protected function skipToLevel()</text:p>
      <text:p text:style-name="P3"><text:tab/>{</text:p>
      <text:p text:style-name="P3"><text:tab/><text:tab/>$traceback = new \Library\Debug\Traceback();</text:p>
      <text:p text:style-name="P3"/>
      <text:p text:style-name="P3"><text:tab/><text:tab/>if (! $level = $traceback-&gt;searchStack($this-&gt;logProperties-&gt;Log_Class, </text:p>
      <text:p text:style-name="P3"><text:tab/><text:tab/><text:tab/><text:tab/><text:tab/> <text:tab/><text:tab/><text:tab/>$this-&gt;logProperties-&gt;Log_Method))</text:p>
      <text:p text:style-name="P3"><text:tab/><text:tab/>{</text:p>
      <text:p text:style-name="P3"><text:tab/><text:tab/><text:tab/>if (! $level = $traceback-&gt;searchStack('Library\Log', 'message'))</text:p>
      <text:p text:style-name="P3"><text:tab/><text:tab/><text:tab/>{</text:p>
      <text:p text:style-name="P3"><text:tab/><text:tab/><text:tab/><text:tab/>$this-&gt;logProperties-&gt;Log_Format = 'none';</text:p>
      <text:p text:style-name="P3"><text:tab/><text:tab/><text:tab/>}</text:p>
      <text:p text:style-name="P3"><text:tab/><text:tab/>}</text:p>
      <text:p text:style-name="P3"/>
      <text:p text:style-name="P3"><text:tab/><text:tab/>if ($level)</text:p>
      <text:p text:style-name="P3"><text:tab/><text:tab/>{</text:p>
      <text:p text:style-name="P3"><text:tab/><text:tab/><text:tab/>if (($skips = $this-&gt;logProperties-&gt;Log_SkipLevels) === null)</text:p>
      <text:p text:style-name="P3"><text:tab/><text:tab/><text:tab/>{</text:p>
      <text:p text:style-name="P3"><text:tab/><text:tab/><text:tab/><text:tab/>if (($skips = $this-&gt;properties-&gt;Log_SkipLevels) === null)</text:p>
      <text:p text:style-name="P3"><text:tab/><text:tab/><text:tab/><text:tab/>{</text:p>
      <text:p text:style-name="P3"><text:tab/><text:tab/><text:tab/><text:tab/><text:tab/>$skips = 0;</text:p>
      <text:p text:style-name="P3"><text:tab/><text:tab/><text:tab/><text:tab/>}</text:p>
      <text:p text:style-name="P3"><text:tab/><text:tab/><text:tab/>}</text:p>
      <text:p text:style-name="P3"/>
      <text:p text:style-name="P3"><text:tab/><text:tab/><text:tab/>while($skips &gt; 0)</text:p>
      <text:p text:style-name="P3"><text:tab/><text:tab/><text:tab/>{</text:p>
      <text:p text:style-name="P3"><text:tab/><text:tab/><text:tab/><text:tab/>$traceback-&gt;next();</text:p>
      <text:p text:style-name="P3"><text:tab/><text:tab/><text:tab/><text:tab/></text:p>
      <text:p text:style-name="P3"><text:tab/><text:tab/><text:tab/><text:tab/>$object = $traceback-&gt;classObject();</text:p>
      <text:p text:style-name="P3"><text:tab/><text:tab/><text:tab/><text:tab/>if (is_object($object))</text:p>
      <text:p text:style-name="P3"><text:tab/><text:tab/><text:tab/><text:tab/>{</text:p>
      <text:p text:style-name="P3"><text:tab/><text:tab/><text:tab/><text:tab/><text:tab/>if (get_class($object) == $traceback-&gt;className())</text:p>
      <text:p text:style-name="P3"><text:tab/><text:tab/><text:tab/><text:tab/><text:tab/>{</text:p>
      <text:p text:style-name="P3"><text:tab/><text:tab/><text:tab/><text:tab/><text:tab/><text:tab/>break;</text:p>
      <text:p text:style-name="P3"><text:tab/><text:tab/><text:tab/><text:tab/><text:tab/>}</text:p>
      <text:p text:style-name="P3"><text:soft-page-break/><text:tab/><text:tab/><text:tab/><text:tab/>}</text:p>
      <text:p text:style-name="P3"><text:tab/><text:tab/><text:tab/><text:tab/>else</text:p>
      <text:p text:style-name="P3"><text:tab/><text:tab/><text:tab/><text:tab/>{</text:p>
      <text:p text:style-name="P3"><text:tab/><text:tab/><text:tab/><text:tab/><text:tab/>if ($object == $traceback-&gt;className())</text:p>
      <text:p text:style-name="P3"><text:tab/><text:tab/><text:tab/><text:tab/><text:tab/>{</text:p>
      <text:p text:style-name="P3"><text:tab/><text:tab/><text:tab/><text:tab/><text:tab/><text:tab/>break;</text:p>
      <text:p text:style-name="P3"><text:tab/><text:tab/><text:tab/><text:tab/><text:tab/>}</text:p>
      <text:p text:style-name="P3"><text:tab/><text:tab/><text:tab/><text:tab/>}</text:p>
      <text:p text:style-name="P3"/>
      <text:p text:style-name="P3"><text:tab/><text:tab/><text:tab/><text:tab/>$skips--;</text:p>
      <text:p text:style-name="P3"><text:tab/><text:tab/><text:tab/>}</text:p>
      <text:p text:style-name="P3"/>
      <text:p text:style-name="P3"><text:tab/><text:tab/><text:tab/>$level = $traceback-&gt;current();</text:p>
      <text:p text:style-name="P3"><text:tab/><text:tab/>}</text:p>
      <text:p text:style-name="P3"><text:tab/><text:tab/></text:p>
      <text:p text:style-name="P3"><text:tab/><text:tab/>return $level;</text:p>
      <text:p text:style-name="P3"><text:tab/>}</text:p>
      <text:p text:style-name="P3"/>
      <text:p text:style-name="P3"><text:tab/>/**</text:p>
      <text:p text:style-name="P3"><text:tab/> * logFormat</text:p>
      <text:p text:style-name="P3"><text:tab/> *</text:p>
      <text:p text:style-name="P3"><text:tab/> * Format the log message to the output buffer as a 'log' entry</text:p>
      <text:p text:style-name="P3"><text:tab/> * <text:span text:style-name="T3">@param</text:span> string $message = the message to output to the log</text:p>
      <text:p text:style-name="P3"><text:tab/> * <text:span text:style-name="T3">@param</text:span> string $program = the name of the program doing the logging</text:p>
      <text:p text:style-name="P3"><text:tab/> * <text:span text:style-name="T3">@param</text:span> array $level = debug traceback level information</text:p>
      <text:p text:style-name="P3"><text:tab/> */</text:p>
      <text:p text:style-name="P3"><text:tab/>protected function logFormat($message, $program, $level)</text:p>
      <text:p text:style-name="P3"><text:tab/>{</text:p>
      <text:p text:style-name="P3"><text:tab/><text:tab/>if ($level !== null)</text:p>
      <text:p text:style-name="P3"><text:tab/><text:tab/>{</text:p>
      <text:p text:style-name="P3"><text:tab/><text:tab/><text:tab/>$this-&gt;addField($this-&gt;logProperties-&gt;Log_Timestamp);</text:p>
      <text:p text:style-name="P3"><text:tab/><text:tab/><text:tab/>$this-&gt;addField($program);</text:p>
      <text:p text:style-name="P3"><text:tab/><text:tab/><text:tab/>$this-&gt;addField($this-&gt;logProperties-&gt;Log_Level);</text:p>
      <text:p text:style-name="P3"><text:tab/><text:tab/><text:tab/>$this-&gt;addField($level['class']);</text:p>
      <text:p text:style-name="P3"><text:tab/><text:tab/><text:tab/>$this-&gt;addField($level['function']);</text:p>
      <text:p text:style-name="P3"><text:tab/><text:tab/><text:tab/>$this-&gt;addField($level['line']);</text:p>
      <text:p text:style-name="P3"><text:tab/><text:tab/><text:tab/>$this-&gt;bufferLine($message);</text:p>
      <text:p text:style-name="P3"><text:tab/><text:tab/>}</text:p>
      <text:p text:style-name="P3"><text:tab/><text:tab/>else</text:p>
      <text:p text:style-name="P3"><text:tab/><text:tab/>{</text:p>
      <text:p text:style-name="P3"><text:tab/><text:tab/><text:tab/>$this-&gt;bufferLine($message);</text:p>
      <text:p text:style-name="P3"><text:tab/><text:tab/>}</text:p>
      <text:p text:style-name="P3"><text:tab/>}</text:p>
      <text:p text:style-name="P3"/>
      <text:p text:style-name="P3"><text:tab/>/**</text:p>
      <text:p text:style-name="P3"><text:tab/> * addField</text:p>
      <text:p text:style-name="P3"><text:tab/> *</text:p>
      <text:p text:style-name="P21"><text:tab/> * Add the field to the logBuffer followed by the current </text:p>
      <text:p text:style-name="P21"><text:tab/> * <text:s text:c="4"/>Line Separator character(s)</text:p>
      <text:p text:style-name="P3"><text:tab/> * <text:span text:style-name="T3">@param</text:span> string $field = field contents to add</text:p>
      <text:p text:style-name="P3"><text:tab/> */</text:p>
      <text:p text:style-name="P3"><text:tab/>protected function addField($field)</text:p>
      <text:p text:style-name="P3"><text:tab/>{</text:p>
      <text:p text:style-name="P3"><text:tab/><text:tab/>if (! is_string($field))</text:p>
      <text:p text:style-name="P3"><text:tab/><text:tab/>{</text:p>
      <text:p text:style-name="P3"><text:tab/><text:tab/><text:tab/>$field = (string)$field;</text:p>
      <text:p text:style-name="P3"><text:tab/><text:tab/>}</text:p>
      <text:p text:style-name="P3"/>
      <text:p text:style-name="P3"><text:tab/><text:tab/>$this-&gt;bufferMessage($field . $this-&gt;logProperties-&gt;Log_LineSeparator);</text:p>
      <text:p text:style-name="P3"><text:tab/>}</text:p>
      <text:p text:style-name="P3"/>
      <text:p text:style-name="P3"><text:soft-page-break/><text:tab/>/**</text:p>
      <text:p text:style-name="P3"><text:tab/> * xmlFormat</text:p>
      <text:p text:style-name="P3"><text:tab/> *</text:p>
      <text:p text:style-name="P3"><text:tab/> * Format the log message to the output buffer as an xml entry</text:p>
      <text:p text:style-name="P3"><text:tab/> * <text:span text:style-name="T3">@param</text:span> string $message = the message to output to the log</text:p>
      <text:p text:style-name="P3"><text:tab/> * <text:span text:style-name="T3">@param</text:span> string $program = the name of the program doing the logging</text:p>
      <text:p text:style-name="P3"><text:tab/> * <text:span text:style-name="T3">@param</text:span> array $level = debug traceback level information</text:p>
      <text:p text:style-name="P3"><text:tab/> */</text:p>
      <text:p text:style-name="P3"><text:tab/>private function xmlFormat($message, $program, $level)</text:p>
      <text:p text:style-name="P3"><text:tab/>{</text:p>
      <text:p text:style-name="P3"><text:tab/><text:tab/>if ($level !== null)</text:p>
      <text:p text:style-name="P3"><text:tab/><text:tab/>{</text:p>
      <text:p text:style-name="P3"><text:tab/><text:tab/><text:tab/>$this-&gt;bufferLine('&lt;logentry&gt;');</text:p>
      <text:p text:style-name="P3"><text:tab/><text:tab/><text:tab/>$this-&gt;xmlIndent++;</text:p>
      <text:p text:style-name="P3"/>
      <text:p text:style-name="P3"><text:tab/><text:tab/><text:tab/>$this-&gt;bufferXMLItem('timestamp', </text:p>
      <text:p text:style-name="P3"><text:tab/><text:tab/><text:tab/><text:tab/><text:tab/><text:tab/> $this-&gt;logProperties-&gt;Log_Timestamp);</text:p>
      <text:p text:style-name="P3"><text:tab/><text:tab/><text:tab/>$this-&gt;bufferXMLItem('program', $program);</text:p>
      <text:p text:style-name="P3"><text:tab/><text:tab/><text:tab/>$this-&gt;bufferXMLItem('level', $this-&gt;logProperties-&gt;Log_Level);</text:p>
      <text:p text:style-name="P3"><text:tab/><text:tab/><text:tab/>$this-&gt;bufferXMLItem('class', $level['class']);</text:p>
      <text:p text:style-name="P3"><text:tab/><text:tab/><text:tab/>$this-&gt;bufferXMLItem('method', $level['function']);</text:p>
      <text:p text:style-name="P3"><text:tab/><text:tab/><text:tab/>$this-&gt;bufferXMLItem('line', $level['line']);</text:p>
      <text:p text:style-name="P3"><text:tab/><text:tab/><text:tab/>$this-&gt;bufferXMLItem('message', $message);</text:p>
      <text:p text:style-name="P3"/>
      <text:p text:style-name="P3"><text:tab/><text:tab/><text:tab/>$this-&gt;xmlIndent--;</text:p>
      <text:p text:style-name="P3"><text:tab/><text:tab/><text:tab/>$this-&gt;bufferLine('&lt;/logentry&gt;');</text:p>
      <text:p text:style-name="P3"><text:tab/><text:tab/>}</text:p>
      <text:p text:style-name="P3"><text:tab/><text:tab/>else</text:p>
      <text:p text:style-name="P3"><text:tab/><text:tab/>{</text:p>
      <text:p text:style-name="P3"><text:tab/><text:tab/><text:tab/>$this-&gt;bufferLine($message);</text:p>
      <text:p text:style-name="P3"><text:tab/><text:tab/>}</text:p>
      <text:p text:style-name="P3"><text:tab/>}</text:p>
      <text:p text:style-name="P3"/>
      <text:p text:style-name="P3"><text:tab/>/**</text:p>
      <text:p text:style-name="P3"><text:tab/> * bufferXMLItem</text:p>
      <text:p text:style-name="P3"><text:tab/> *</text:p>
      <text:p text:style-name="P3"><text:tab/> * Add the item to the buffer, indented by $indent spaces</text:p>
      <text:p text:style-name="P3"><text:tab/> * <text:span text:style-name="T3">@param</text:span> string $itemName = name of the item to add</text:p>
      <text:p text:style-name="P3"><text:tab/> * <text:span text:style-name="T3">@param</text:span> mixed $itemValue = value of the named item</text:p>
      <text:p text:style-name="P3"><text:tab/> */</text:p>
      <text:p text:style-name="P3"><text:tab/>protected function bufferXMLItem($itemName, $itemValue)</text:p>
      <text:p text:style-name="P3"><text:tab/>{</text:p>
      <text:p text:style-name="P3"><text:tab/><text:tab/>$this-&gt;bufferMessage($this-&gt;xmlIndent());</text:p>
      <text:p text:style-name="P3"><text:tab/><text:tab/>$this-&gt;bufferMessage('&lt;' . $itemName . '&gt;');</text:p>
      <text:p text:style-name="P3"/>
      <text:p text:style-name="P3"><text:tab/><text:tab/>if (is_string($itemValue) &amp;&amp; (strlen($itemValue) &gt; 0))</text:p>
      <text:p text:style-name="P3"><text:tab/><text:tab/>{</text:p>
      <text:p text:style-name="P3"><text:tab/><text:tab/><text:tab/>$itemValue = str_replace(PHP_EOL, </text:p>
      <text:p text:style-name="P3"><text:tab/><text:tab/><text:tab/><text:tab/><text:tab/><text:tab/>$this-&gt;logProperties-&gt;Line_Separator, $itemValue);</text:p>
      <text:p text:style-name="P3"><text:tab/><text:tab/><text:tab/>$itemValue = rtrim($itemValue);</text:p>
      <text:p text:style-name="P3"><text:tab/><text:tab/>}</text:p>
      <text:p text:style-name="P3"/>
      <text:p text:style-name="P3"><text:tab/><text:tab/>$this-&gt;bufferMessage($itemValue);</text:p>
      <text:p text:style-name="P3"><text:tab/><text:tab/>$this-&gt;bufferLine('&lt;/' . $itemName . '&gt;');</text:p>
      <text:p text:style-name="P3"><text:tab/>}</text:p>
      <text:p text:style-name="P3"/>
      <text:p text:style-name="P3"><text:tab/></text:p>
      <text:p text:style-name="P9"><text:tab/>/**</text:p>
      <text:p text:style-name="P3"><text:tab/> * xmlIndent</text:p>
      <text:p text:style-name="P3"><text:tab/> *</text:p>
      <text:p text:style-name="P3"><text:tab/> * returns the number of spaces (x 2) in $xmlIndent</text:p>
      <text:p text:style-name="P3"><text:tab/> * <text:span text:style-name="T3">@return</text:span> string</text:p>
      <text:p text:style-name="P3"><text:tab/> */</text:p>
      <text:p text:style-name="P3"><text:tab/>protected function xmlIndent()</text:p>
      <text:p text:style-name="P3"><text:tab/>{</text:p>
      <text:p text:style-name="P3"><text:tab/><text:tab/>return str_repeat(' <text:s/>', $this-&gt;xmlIndent);</text:p>
      <text:p text:style-name="P3"><text:tab/>}</text:p>
      <text:p text:style-name="P3"/>
      <text:p text:style-name="P3"><text:tab/>/**</text:p>
      <text:p text:style-name="P3"><text:tab/> * bufferLine</text:p>
      <text:p text:style-name="P3"><text:tab/> *</text:p>
      <text:p text:style-name="P3"><text:tab/> * Add a (possibly empty) message to the log buffer followed by PHP_EOL sequence</text:p>
      <text:p text:style-name="P3"><text:tab/> * <text:span text:style-name="T3">@param</text:span> string $message = (optional) message to add</text:p>
      <text:p text:style-name="P3"><text:tab/> */</text:p>
      <text:p text:style-name="P3"><text:tab/>protected function bufferLine($message='')</text:p>
      <text:p text:style-name="P3"><text:tab/>{</text:p>
      <text:p text:style-name="P3"><text:tab/><text:tab/>$this-&gt;bufferMessage($message . PHP_EOL);</text:p>
      <text:p text:style-name="P3"><text:tab/>}</text:p>
      <text:p text:style-name="P3"/>
      <text:p text:style-name="P3"><text:tab/>/**</text:p>
      <text:p text:style-name="P3"><text:tab/> * bufferMessage</text:p>
      <text:p text:style-name="P3"><text:tab/> *</text:p>
      <text:p text:style-name="P3"><text:tab/> * Add a message to the log buffer</text:p>
      <text:p text:style-name="P3"><text:tab/> * <text:span text:style-name="T3">@param</text:span> string $message = message to add</text:p>
      <text:p text:style-name="P3"><text:tab/> */</text:p>
      <text:p text:style-name="P3"><text:tab/>protected function bufferMessage($message)</text:p>
      <text:p text:style-name="P3"><text:tab/>{</text:p>
      <text:p text:style-name="P3"><text:tab/><text:tab/>$this-&gt;logBuffer .= $message;</text:p>
      <text:p text:style-name="P3"><text:tab/>}</text:p>
      <text:p text:style-name="P3"/>
      <text:p text:style-name="P3"><text:tab/>/**</text:p>
      <text:p text:style-name="P3"><text:tab/> * getTimestamp</text:p>
      <text:p text:style-name="P3"><text:tab/> *</text:p>
      <text:p text:style-name="P3"><text:tab/> * get the current timestamp</text:p>
      <text:p text:style-name="P3"><text:tab/> * <text:span text:style-name="T3">@return</text:span> string $timestamp</text:p>
      <text:p text:style-name="P3"><text:tab/> */</text:p>
      <text:p text:style-name="P3"><text:tab/>public function getTimestamp()</text:p>
      <text:p text:style-name="P3"><text:tab/>{</text:p>
      <text:p text:style-name="P3"><text:tab/><text:tab/>return date('Y-m-d H:i:s') . substr((string)microtime(), 1, 6);</text:p>
      <text:p text:style-name="P3"><text:tab/>}</text:p>
      <text:p text:style-name="P3"/>
      <text:p text:style-name="P3">}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Class_20_Default" style:display-name="Class Default" style:family="paragraph">
      <style:text-properties style:font-name="DejaVu Serif" fo:font-size="11pt" style:font-weight-asian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Log\Format<text:tab/><text:tab/><text:tab/><text:tab/><text:page-number text:select-page="current">24</text:page-number><text:tab/><text:tab/><text:tab/><text:date style:data-style-name="N76" text:date-value="2012-06-12T12:48:04" text:fixed="true">June 12,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12T12:20:05</meta:creation-date>
    <dc:title>ClassDefault</dc:title>
    <meta:editing-duration>PT31H29M51S</meta:editing-duration>
    <meta:editing-cycles>47</meta:editing-cycles>
    <meta:generator>OpenOffice.org/3.2$Linux OpenOffice.org_project/320m12$Build-9483</meta:generator>
    <meta:initial-creator>Jay Wheeler</meta:initial-creator>
    <dc:date>2012-06-30T15:21:08</dc:date>
    <dc:creator>Jay Wheeler</dc:creator>
    <meta:document-statistic meta:table-count="14" meta:image-count="0" meta:object-count="0" meta:page-count="24" meta:paragraph-count="751" meta:word-count="3502" meta:character-count="25783"/>
    <meta:template xlink:type="simple" xlink:actuate="onRequest" xlink:title="ClassDefault" xlink:href="../ClassDefault.ott" meta:date="2012-06-12T12:20:04"/>
  </office:meta>
</office:document-meta>
</file>